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8C00002E3A00002358D284D2E7.svm" manifest:media-type=""/>
  <manifest:file-entry manifest:full-path="Pictures/200000280000130E00000BD368D24993.svm" manifest:media-type=""/>
  <manifest:file-entry manifest:full-path="Pictures/2000002800001C18000008C45FAD84A6.svm" manifest:media-type=""/>
  <manifest:file-entry manifest:full-path="Pictures/2000003300001F67000009FC2698DD39.svm" manifest:media-type=""/>
  <manifest:file-entry manifest:full-path="Pictures/2000008300002A4300001FCE4921F4C6.wmf" manifest:media-type=""/>
  <manifest:file-entry manifest:full-path="Pictures/2000007B000041590000243B279A259B.svm" manifest:media-type=""/>
  <manifest:file-entry manifest:full-path="Pictures/200000F60000477D0000170D4D60FAB8.wmf" manifest:media-type=""/>
  <manifest:file-entry manifest:full-path="Pictures/200001A30000271300000BB745E586F1.svm" manifest:media-type=""/>
  <manifest:file-entry manifest:full-path="Pictures/2000007900004125000039CD0F700F0D.svm" manifest:media-type=""/>
  <manifest:file-entry manifest:full-path="Pictures/2000003400003A82000029F68205CD60.svm" manifest:media-type=""/>
  <manifest:file-entry manifest:full-path="Pictures/100002010000019F000000E136E1E208.png" manifest:media-type="image/png"/>
  <manifest:file-entry manifest:full-path="Pictures/20000032000015EC00000C76FD5B981E.svm" manifest:media-type=""/>
  <manifest:file-entry manifest:full-path="Pictures/2000002900001A46000014CACB66A84D.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 svg:font-family="'Courier 10 Pitch'"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ffffff" draw:textarea-vertical-align="middle" draw:auto-grow-height="false" draw:fit-to-size="false" fo:min-height="1.867cm" fo:min-width="3.388cm" fo:padding-top="0.125cm" fo:padding-bottom="0.125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8"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19" style:family="graphic" style:parent-style-name="standard">
      <style:graphic-properties draw:stroke="none" draw:fill="none" draw:fill-color="#ffffff" draw:textarea-horizontal-align="left" draw:textarea-vertical-align="top" draw:auto-grow-height="true" draw:auto-grow-width="false" fo:min-height="1.161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4"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5"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6"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7"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8"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9"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false" fo:min-height="1.021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112cm" fo:padding-top="0cm" fo:padding-bottom="0cm" fo:padding-left="0cm" fo:padding-right="0cm"/>
    </style:style>
    <style:style style:name="gr35"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fo:min-height="0.739cm" fo:min-width="1.86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141cm" fo:min-width="2.333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fo:min-height="12.656cm" fo:min-width="18.5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29" style:family="paragraph">
      <style:paragraph-properties fo:margin-left="0.33cm" fo:margin-right="0cm" fo:line-height="88%" fo:text-indent="-0.33cm"/>
    </style:style>
    <style:style style:name="P30" style:family="paragraph">
      <style:paragraph-properties fo:margin-left="0.33cm" fo:margin-right="0cm" fo:line-height="100%" fo:text-indent="-0.33cm"/>
    </style:style>
    <style:style style:name="P31" style:family="paragraph">
      <style:paragraph-properties fo:margin-left="0.33cm" fo:margin-right="0cm" fo:line-height="88%" fo:text-indent="-0.33cm"/>
      <style:text-properties fo:font-size="18pt"/>
    </style:style>
    <style:style style:name="P32" style:family="paragraph">
      <style:paragraph-properties fo:text-align="center"/>
      <style:text-properties fo:font-size="24pt"/>
    </style:style>
    <style:style style:name="P33" style:family="paragraph">
      <style:paragraph-properties fo:margin-left="0.33cm" fo:margin-right="0cm" fo:line-height="93%" fo:text-indent="-0.33cm"/>
    </style:style>
    <style:style style:name="P34" style:family="paragraph">
      <style:paragraph-properties fo:margin-left="0.33cm" fo:margin-right="0cm" fo:line-height="93%" fo:text-indent="-0.33cm"/>
      <style:text-properties fo:font-size="14pt" style:font-size-asian="14pt" style:font-size-complex="14pt"/>
    </style:style>
    <style:style style:name="P35" style:family="paragraph">
      <style:text-properties fo:font-size="14pt" style:font-size-asian="14pt" style:font-size-complex="14pt"/>
    </style:style>
    <style:style style:name="P36" style:family="paragraph">
      <style:paragraph-properties fo:margin-left="0cm" fo:margin-right="0cm" fo:line-height="88%" fo:text-indent="0cm"/>
    </style:style>
    <style:style style:name="P37" style:family="paragraph">
      <style:paragraph-properties fo:margin-left="0cm" fo:margin-right="0cm" fo:line-height="100%" fo:text-indent="0cm"/>
    </style:style>
    <style:style style:name="P38" style:family="paragraph">
      <style:paragraph-properties fo:margin-left="0cm" fo:margin-right="0cm" fo:line-height="88%" fo:text-indent="0cm"/>
      <style:text-properties fo:font-size="13pt" style:font-size-asian="13pt" style:font-size-complex="13pt"/>
    </style:style>
    <style:style style:name="P39" style:family="paragraph">
      <style:paragraph-properties fo:margin-left="0cm" fo:margin-right="0cm" fo:line-height="93%" fo:text-indent="0cm"/>
    </style:style>
    <style:style style:name="P40" style:family="paragraph">
      <style:paragraph-properties fo:margin-left="0cm" fo:margin-right="0cm" fo:line-height="93%" fo:text-indent="0cm"/>
      <style:text-properties fo:font-size="14pt" style:font-size-asian="14pt" style:font-size-complex="14pt"/>
    </style:style>
    <style:style style:name="P41" style:family="paragraph">
      <style:paragraph-properties fo:margin-left="0.586cm" fo:margin-right="0cm" fo:line-height="88%" fo:text-indent="-0.586cm"/>
    </style:style>
    <style:style style:name="P42" style:family="paragraph">
      <style:paragraph-properties fo:margin-left="0.586cm" fo:margin-right="0cm" fo:line-height="100%" fo:text-indent="-0.586cm"/>
    </style:style>
    <style:style style:name="P43" style:family="paragraph">
      <style:paragraph-properties fo:margin-left="0.586cm" fo:margin-right="0cm" fo:line-height="88%" fo:text-indent="-0.586cm"/>
      <style:text-properties fo:font-size="13pt" style:font-size-asian="13pt" style:font-size-complex="13pt"/>
    </style:style>
    <style:style style:name="P44" style:family="paragraph">
      <style:paragraph-properties fo:margin-left="0.586cm" fo:margin-right="0cm" fo:line-height="93%" fo:text-indent="-0.586cm"/>
    </style:style>
    <style:style style:name="P45" style:family="paragraph">
      <style:paragraph-properties fo:margin-left="0.586cm" fo:margin-right="0cm" fo:line-height="93%" fo:text-indent="-0.586cm"/>
      <style:text-properties fo:font-size="14pt" style:font-size-asian="14pt" style:font-size-complex="14pt"/>
    </style:style>
    <style:style style:name="P46" style:family="paragraph">
      <style:paragraph-properties fo:margin-left="0cm" fo:margin-right="0cm" fo:line-height="93%" fo:text-indent="0cm"/>
      <style:text-properties fo:font-size="18pt"/>
    </style:style>
    <style:style style:name="P47" style:family="paragraph">
      <style:paragraph-properties fo:margin-left="0cm" fo:margin-right="0cm" fo:line-height="93%" fo:text-indent="0cm"/>
      <style:text-properties fo:font-size="13pt" style:font-size-asian="13pt" style:font-size-complex="13pt"/>
    </style:style>
    <style:style style:name="P48" style:family="paragraph">
      <style:paragraph-properties fo:text-align="start" style:font-independent-line-spacing="true"/>
      <style:text-properties fo:font-size="16pt" style:font-size-asian="16pt" style:font-size-complex="16pt"/>
    </style:style>
    <style:style style:name="P49" style:family="paragraph">
      <style:paragraph-properties fo:margin-left="0cm" fo:margin-right="0cm" fo:margin-top="0.423cm" fo:margin-bottom="0cm" fo:line-height="100%" fo:text-align="start" fo:text-indent="0cm" style:punctuation-wrap="hanging" style:writing-mode="lr-tb"/>
    </style:style>
    <style:style style:name="P50"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1" style:family="paragraph">
      <style:paragraph-properties fo:margin-top="0cm" fo:margin-bottom="0cm" fo:line-height="100%" fo:text-align="center" style:punctuation-wrap="simple" style:writing-mode="lr-tb"/>
    </style:style>
    <style:style style:name="P52" style:family="paragraph">
      <style:paragraph-properties fo:margin-left="0cm" fo:margin-right="0cm" fo:margin-top="0.381cm" fo:margin-bottom="0cm" fo:line-height="90%" fo:text-align="start" fo:text-indent="0cm" style:punctuation-wrap="hanging" style:writing-mode="lr-tb"/>
    </style:style>
    <style:style style:name="P53" style:family="paragraph">
      <style:paragraph-properties fo:margin-left="0cm" fo:margin-right="0cm" fo:margin-top="0.318cm" fo:margin-bottom="0cm" fo:line-height="90%" fo:text-align="start" fo:text-indent="0cm" style:punctuation-wrap="hanging" style:writing-mode="lr-tb"/>
    </style:style>
    <style:style style:name="P54" style:family="paragraph">
      <style:paragraph-properties fo:margin-left="0cm" fo:margin-right="0cm" fo:margin-top="0.286cm" fo:margin-bottom="0cm" fo:line-height="90%" fo:text-align="start" fo:text-indent="0cm" style:punctuation-wrap="hanging" style:writing-mode="lr-tb"/>
    </style:style>
    <style:style style:name="P55" style:family="paragraph">
      <style:paragraph-properties fo:margin-left="0cm" fo:margin-right="0cm" fo:text-indent="0cm"/>
    </style:style>
    <style:style style:name="P5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57"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58" style:family="paragraph">
      <style:paragraph-properties fo:margin-left="0cm" fo:margin-right="0cm" fo:text-indent="0cm">
        <style:tab-stops>
          <style:tab-stop style:position="0cm"/>
        </style:tab-stops>
      </style:paragraph-properties>
    </style:style>
    <style:style style:name="P59" style:family="paragraph">
      <style:paragraph-properties fo:margin-left="0cm" fo:margin-right="0cm" fo:margin-top="0.141cm" fo:margin-bottom="0cm" fo:line-height="90%" fo:text-align="start" fo:text-indent="0cm" style:punctuation-wrap="hanging" style:writing-mode="lr-tb"/>
    </style:style>
    <style:style style:name="P60" style:family="paragraph">
      <style:paragraph-properties fo:text-align="start" style:font-independent-line-spacing="true"/>
      <style:text-properties fo:font-size="18pt" style:font-size-asian="18pt" style:font-size-complex="18pt"/>
    </style:style>
    <style:style style:name="P61" style:family="paragraph">
      <style:paragraph-properties fo:margin-top="0cm" fo:margin-bottom="0cm" fo:line-height="100%" fo:text-align="start" style:punctuation-wrap="hanging" style:writing-mode="lr-tb" style:font-independent-line-spacing="true"/>
      <style:text-properties fo:font-size="24pt"/>
    </style:style>
    <style:style style:name="P62" style:family="paragraph">
      <style:paragraph-properties fo:margin-top="0cm" fo:margin-bottom="0cm" fo:line-height="100%" fo:text-align="center" style:writing-mode="lr-tb"/>
    </style:style>
    <style:style style:name="P63" style:family="paragraph">
      <style:paragraph-properties fo:margin-top="0cm" fo:margin-bottom="0cm" fo:line-height="100%" fo:text-align="center" style:writing-mode="lr-tb" style:font-independent-line-spacing="true"/>
      <style:text-properties fo:font-size="9pt" style:font-size-asian="9pt" style:font-size-complex="9pt"/>
    </style:style>
    <style:style style:name="P64" style:family="paragraph">
      <style:paragraph-properties fo:margin-top="0cm" fo:margin-bottom="0cm" fo:line-height="100%" fo:text-align="center" style:writing-mode="lr-tb" style:font-independent-line-spacing="true"/>
      <style:text-properties fo:font-size="24pt"/>
    </style:style>
    <style:style style:name="P65" style:family="paragraph">
      <style:paragraph-properties fo:text-align="start"/>
      <style:text-properties fo:font-size="18pt"/>
    </style:style>
    <style:style style:name="P66"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67"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68" style:family="paragraph">
      <style:paragraph-properties fo:margin-top="0.113cm" fo:margin-bottom="0cm" fo:line-height="100%" fo:text-align="start" style:punctuation-wrap="hanging" style:writing-mode="lr-tb"/>
    </style:style>
    <style:style style:name="P69" style:family="paragraph">
      <style:paragraph-properties fo:margin-top="0.113cm" fo:margin-bottom="0cm" fo:line-height="100%" fo:text-align="start" style:punctuation-wrap="hanging" style:writing-mode="lr-tb" style:font-independent-line-spacing="true"/>
      <style:text-properties fo:font-size="24pt"/>
    </style:style>
    <style:style style:name="P70" style:family="paragraph">
      <style:paragraph-properties fo:margin-top="0cm" fo:margin-bottom="0cm" fo:line-height="100%" fo:text-align="start" style:punctuation-wrap="simple" style:writing-mode="lr-tb"/>
    </style:style>
    <style:style style:name="P71" style:family="paragraph">
      <style:paragraph-properties fo:margin-left="0cm" fo:margin-right="0cm" fo:margin-top="0.296cm" fo:margin-bottom="0cm" fo:line-height="100%" fo:text-align="start" fo:text-indent="0cm" style:punctuation-wrap="hanging" style:writing-mode="lr-tb"/>
    </style:style>
    <style:style style:name="P72" style:family="paragraph">
      <style:paragraph-properties fo:margin-left="0cm" fo:margin-right="0cm" fo:margin-top="0.247cm" fo:margin-bottom="0cm" fo:line-height="100%" fo:text-align="start" fo:text-indent="0cm" style:punctuation-wrap="hanging" style:writing-mode="lr-tb"/>
    </style:style>
    <style:style style:name="P73" style:family="paragraph">
      <style:paragraph-properties fo:margin-top="0cm" fo:margin-bottom="0cm" fo:line-height="100%" fo:text-align="center" style:punctuation-wrap="hanging" style:writing-mode="lr-tb" style:font-independent-line-spacing="true"/>
      <style:text-properties fo:font-size="24pt"/>
    </style:style>
    <style:style style:name="P74" style:family="paragraph">
      <style:paragraph-properties fo:margin-left="0cm" fo:margin-right="0cm" fo:margin-top="0.445cm" fo:margin-bottom="0cm" fo:line-height="100%" fo:text-align="start" fo:text-indent="0cm" style:punctuation-wrap="hanging" style:writing-mode="lr-tb"/>
    </style:style>
    <style:style style:name="P75" style:family="paragraph">
      <style:paragraph-properties fo:margin-left="0cm" fo:margin-right="0cm" fo:margin-top="0.318cm" fo:margin-bottom="0cm" fo:line-height="100%" fo:text-align="start" fo:text-indent="0cm" style:punctuation-wrap="hanging" style:writing-mode="lr-tb"/>
    </style:style>
    <style:style style:name="P76" style:family="paragraph">
      <style:paragraph-properties fo:margin-left="0cm" fo:margin-right="0cm" fo:margin-top="0.318cm" fo:margin-bottom="0cm" fo:line-height="80%" fo:text-align="start" fo:text-indent="0cm" style:punctuation-wrap="hanging" style:writing-mode="lr-tb"/>
    </style:style>
    <style:style style:name="P77" style:family="paragraph">
      <style:paragraph-properties fo:margin-left="0cm" fo:margin-right="0cm" fo:margin-top="0.169cm" fo:margin-bottom="0cm" fo:line-height="90%" fo:text-align="start" fo:text-indent="0cm" style:punctuation-wrap="hanging" style:writing-mode="lr-tb"/>
    </style:style>
    <style:style style:name="P78" style:family="paragraph">
      <style:paragraph-properties fo:margin-left="0cm" fo:margin-right="0cm" fo:margin-top="0.212cm" fo:margin-bottom="0.106cm" fo:line-height="90%" fo:text-align="start" fo:text-indent="0cm" style:punctuation-wrap="hanging" style:writing-mode="lr-tb"/>
    </style:style>
    <style:style style:name="P79"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80" style:family="paragraph">
      <style:paragraph-properties fo:margin-left="0cm" fo:margin-right="0cm" fo:margin-top="0.141cm" fo:margin-bottom="0cm" fo:line-height="110%" fo:text-align="start" fo:text-indent="0cm" style:punctuation-wrap="simple" style:writing-mode="lr-tb"/>
    </style:style>
    <style:style style:name="P81"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82"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83" style:family="paragraph">
      <style:paragraph-properties fo:margin-left="0cm" fo:margin-right="0cm" fo:margin-top="0.127cm" fo:margin-bottom="0cm" fo:line-height="110%" fo:text-align="start" fo:text-indent="0cm" style:punctuation-wrap="simple" style:writing-mode="lr-tb"/>
    </style:style>
    <style:style style:name="P84" style:family="paragraph">
      <style:paragraph-properties fo:margin-left="0cm" fo:margin-right="0cm" fo:margin-top="0.339cm" fo:margin-bottom="0cm" fo:line-height="110%" fo:text-align="start" fo:text-indent="0cm" style:punctuation-wrap="simple" style:writing-mode="lr-tb"/>
    </style:style>
    <style:style style:name="P85" style:family="paragraph">
      <style:paragraph-properties fo:margin-left="0cm" fo:margin-right="0cm" fo:margin-top="0.282cm" fo:margin-bottom="0cm" fo:line-height="110%" fo:text-align="start" fo:text-indent="0cm" style:punctuation-wrap="simple" style:writing-mode="lr-tb"/>
    </style:style>
    <style:style style:name="P86" style:family="paragraph">
      <style:paragraph-properties fo:margin-left="0cm" fo:margin-right="0cm" fo:margin-top="0.169cm" fo:margin-bottom="0cm" fo:line-height="110%" fo:text-align="start" fo:text-indent="0cm" style:punctuation-wrap="simple" style:writing-mode="lr-tb"/>
    </style:style>
    <style:style style:name="P87" style:family="paragraph">
      <style:paragraph-properties fo:margin-left="0cm" fo:margin-right="0cm" fo:margin-top="0.318cm" fo:margin-bottom="0cm" fo:line-height="110%" fo:text-align="start" fo:text-indent="0cm" style:punctuation-wrap="simple" style:writing-mode="lr-tb"/>
    </style:style>
    <style:style style:name="P88" style:family="paragraph">
      <style:paragraph-properties fo:margin-left="2.897cm" fo:margin-right="0cm" fo:margin-top="0.318cm" fo:margin-bottom="0cm" fo:line-height="110%" fo:text-align="start" fo:text-indent="0cm" style:punctuation-wrap="simple" style:writing-mode="lr-tb"/>
    </style:style>
    <style:style style:name="P89" style:family="paragraph">
      <style:paragraph-properties fo:margin-top="0cm" fo:margin-bottom="0cm" fo:line-height="100%" fo:text-align="start" style:punctuation-wrap="simple" style:writing-mode="lr-tb" style:font-independent-line-spacing="true"/>
      <style:text-properties fo:font-size="24pt"/>
    </style:style>
    <style:style style:name="P90" style:family="paragraph">
      <style:paragraph-properties fo:margin-left="0cm" fo:margin-right="0cm" fo:margin-top="0.423cm" fo:margin-bottom="0cm" fo:line-height="110%" fo:text-align="start" fo:text-indent="0cm" style:punctuation-wrap="simple" style:writing-mode="lr-tb"/>
    </style:style>
    <style:style style:name="P91" style:family="paragraph">
      <style:paragraph-properties fo:margin-left="0cm" fo:margin-right="0cm" fo:margin-top="0.353cm" fo:margin-bottom="0cm" fo:line-height="110%" fo:text-align="start" fo:text-indent="0cm" style:punctuation-wrap="simple" style:writing-mode="lr-tb"/>
    </style:style>
    <style:style style:name="P92" style:family="paragraph">
      <style:paragraph-properties fo:margin-top="0.141cm" fo:margin-bottom="0cm" fo:line-height="110%" fo:text-align="start" style:punctuation-wrap="simple" style:writing-mode="lr-tb"/>
    </style:style>
    <style:style style:name="P93" style:family="paragraph">
      <style:paragraph-properties fo:margin-left="0cm" fo:margin-right="0cm" fo:margin-top="0.113cm" fo:margin-bottom="0cm" fo:line-height="100%" fo:text-align="start" fo:text-indent="0.529cm" style:punctuation-wrap="simple" style:writing-mode="lr-tb">
        <style:tab-stops>
          <style:tab-stop style:position="0cm"/>
        </style:tab-stops>
      </style:paragraph-properties>
    </style:style>
    <style:style style:name="P94" style:family="paragraph">
      <style:paragraph-properties fo:margin-left="0cm" fo:margin-right="0cm" fo:margin-top="0.113cm" fo:margin-bottom="0cm" fo:line-height="100%" fo:text-align="justify" fo:text-indent="0.529cm" style:punctuation-wrap="simple" style:writing-mode="lr-tb">
        <style:tab-stops>
          <style:tab-stop style:position="0cm"/>
        </style:tab-stops>
      </style:paragraph-properties>
    </style:style>
    <style:style style:name="P95" style:family="paragraph">
      <style:paragraph-properties fo:margin-left="0cm" fo:margin-right="0cm" fo:margin-top="0cm" fo:margin-bottom="0cm" fo:line-height="100%" fo:text-align="start" fo:text-indent="0.529cm" style:punctuation-wrap="simple" style:writing-mode="lr-tb">
        <style:tab-stops>
          <style:tab-stop style:position="0cm"/>
        </style:tab-stops>
      </style:paragraph-properties>
    </style:style>
    <style:style style:name="P96" style:family="paragraph">
      <style:paragraph-properties fo:margin-left="0.811cm" fo:margin-right="0cm" fo:margin-top="0.169cm" fo:margin-bottom="0cm" fo:line-height="100%" fo:text-align="start" fo:text-indent="-0.81cm" style:punctuation-wrap="simple" style:writing-mode="lr-tb">
        <style:tab-stops>
          <style:tab-stop style:position="0cm"/>
        </style:tab-stops>
      </style:paragraph-properties>
    </style:style>
    <style:style style:name="P97" style:family="paragraph">
      <style:paragraph-properties fo:margin-left="0.811cm" fo:margin-right="0cm" fo:margin-top="0.169cm" fo:margin-bottom="0cm" fo:line-height="100%" fo:text-align="justify" fo:text-indent="-0.81cm" style:punctuation-wrap="simple" style:writing-mode="lr-tb">
        <style:tab-stops>
          <style:tab-stop style:position="0cm"/>
        </style:tab-stops>
      </style:paragraph-properties>
    </style:style>
    <style:style style:name="P98" style:family="paragraph">
      <style:paragraph-properties fo:margin-left="0.811cm" fo:margin-right="0cm" fo:margin-top="0.169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99" style:family="paragraph">
      <style:paragraph-properties fo:margin-left="0.811cm" fo:margin-right="0cm" fo:margin-top="0cm" fo:margin-bottom="0cm" fo:line-height="100%" fo:text-align="start" fo:text-indent="-0.81cm" style:punctuation-wrap="simple" style:writing-mode="lr-tb">
        <style:tab-stops>
          <style:tab-stop style:position="0cm"/>
        </style:tab-stops>
      </style:paragraph-properties>
    </style:style>
    <style:style style:name="P100" style:family="paragraph">
      <style:paragraph-properties fo:margin-left="0.811cm" fo:margin-right="0cm" fo:margin-top="0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101"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style:font-name="Tahoma1"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urier 10 Pitch"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3"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6"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2"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3" style:family="text">
      <style:text-properties fo:font-variant="normal" fo:text-transform="none" fo:color="#5c8526"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4" style:family="text">
      <style:text-properties fo:font-variant="normal" fo:text-transform="none" fo:color="#b84747"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6" style:family="text">
      <style:text-properties fo:font-variant="normal" fo:text-transform="none" fo:color="#355e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1"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2"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3"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4"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6"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7"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8"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9"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70"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1"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2"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75"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76"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text:style-name="P21"><text:span text:style-name="T18">Das Betriebssystem ordnet im Multiprogramming jedem Prozess einen </text:span><text:span text:style-name="T19">virtuellen Prozessor</text:span><text:span text:style-name="T18"> zu</text:span></text:p>
              </text:list-item>
              <text:list-item>
                <text:p text:style-name="P21"><text:span text:style-name="T18">Echte Parallelarbeit, falls jedem virtuellen Prozessor ein </text:span><text:span text:style-name="T19">realer Prozessor</text:span><text:span text:style-name="T18"> bzw. Rechnerkern <text:s/>zugeordnet wird</text:span></text:p>
              </text:list-item>
              <text:list-item>
                <text:p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svm"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5"><text:span text:style-name="T21">Ausführung des bisheriger Prozess wird unterbrochen („Prozess wird gestoppt“)</text:span></text:p>
                      </text:list-item>
                      <text:list-item>
                        <text:p text:style-name="P25"><text:span text:style-name="T21">Ausführung eines anderen Prozesses wird fortgeführt („neuer Prozess wird (re)aktiviert“)</text:span></text:p>
                      </text:list-item>
                    </text:list>
                  </text:list-item>
                </text:list>
              </text:list-item>
            </text:list>
            <text:p text:style-name="P26"><text:span text:style-name="T15"/></text:p>
          </draw:text-box>
        </draw:frame>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8" draw:layer="layout" svg:width="3.887cm" svg:height="2.116cm" svg:x="9.4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7" draw:text-style-name="P31" draw:layer="layout" svg:width="7.805cm" svg:height="11.2cm" svg:x="0.495cm" svg:y="3.8cm">
          <draw:text-box>
            <text:p text:style-name="P29"><text:span text:style-name="T23">#include &lt;stdio.h&gt;</text:span></text:p>
            <text:p text:style-name="P30"><text:span text:style-name="T24"/></text:p>
            <text:p text:style-name="P30"><text:span text:style-name="T23">int etwas_machen(int *);</text:span></text:p>
            <text:p text:style-name="P30"><text:span text:style-name="T24"/></text:p>
            <text:p text:style-name="P30"><text:span text:style-name="T23">int glob_count = 0;</text:span></text:p>
            <text:p text:style-name="P30"><text:span text:style-name="T24"/></text:p>
            <text:p text:style-name="P30"><text:span text:style-name="T24"/></text:p>
            <text:p text:style-name="P30"><text:span text:style-name="T23">int main()</text:span></text:p>
            <text:p text:style-name="P30"><text:span text:style-name="T23">{</text:span></text:p>
            <text:p text:style-name="P30"><text:span text:style-name="T23"><text:s text:c="2"/></text:span><text:span text:style-name="T23">etwas_machen(&amp;glob_count);</text:span></text:p>
            <text:p text:style-name="P30"><text:span text:style-name="T23"><text:s text:c="2"/></text:span><text:span text:style-name="T23">return 0;</text:span></text:p>
            <text:p text:style-name="P30"><text:span text:style-name="T23">}</text:span></text:p>
            <text:p text:style-name="P30"><text:span text:style-name="T24"/></text:p>
            <text:p text:style-name="P30"><text:span text:style-name="T24"/></text:p>
            <text:p text:style-name="P30"><text:span text:style-name="T23">int etwas_machen(int *count)</text:span></text:p>
            <text:p text:style-name="P30"><text:span text:style-name="T23">{</text:span></text:p>
            <text:p text:style-name="P30"><text:span text:style-name="T23"><text:s text:c="2"/></text:span><text:span text:style-name="T23">int i;</text:span></text:p>
            <text:p text:style-name="P30"><text:span text:style-name="T24"><text:s text:c="2"/></text:span><text:span text:style-name="T24">...</text:span></text:p>
            <text:p text:style-name="P30"><text:span text:style-name="T23">}</text:span></text:p>
            <text:p text:style-name="P30"><text:span text:style-name="T24"/></text:p>
          </draw:text-box>
        </draw:frame>
        <draw:rect draw:style-name="gr18" draw:text-style-name="P32" draw:layer="layout" svg:width="8.747cm" svg:height="13.168cm" svg:x="14.1cm" svg:y="4.381cm" draw:corner-radius="0.004cm">
          <text:p/>
        </draw:rect>
        <draw:frame draw:style-name="gr19" draw:text-style-name="P34" draw:layer="layout" svg:width="6.931cm" svg:height="1.417cm" svg:x="14.975cm" svg:y="3.514cm">
          <draw:text-box>
            <text:p text:style-name="P33"><text:span text:style-name="T25">Virtueller Adressbereich</text:span></text:p>
            <text:p text:style-name="P30"><text:span text:style-name="T25"/></text:p>
          </draw:text-box>
        </draw:frame>
        <draw:frame draw:style-name="gr20" draw:text-style-name="P35" draw:layer="layout" svg:width="3.074cm" svg:height="0.914cm" svg:x="8.002cm" svg:y="4.769cm">
          <draw:text-box>
            <text:p text:style-name="P33"><text:span text:style-name="T25">Register</text:span></text:p>
          </draw:text-box>
        </draw:frame>
        <draw:rect draw:style-name="gr18" draw:text-style-name="P32" draw:layer="layout" svg:width="1.623cm" svg:height="3.757cm" svg:x="11.2cm" svg:y="5.007cm" draw:corner-radius="0.004cm">
          <text:p/>
        </draw:rect>
        <draw:frame draw:style-name="gr21" draw:text-style-name="P34" draw:layer="layout" svg:width="1.572cm" svg:height="4.317cm" svg:x="11.251cm" svg:y="5.078cm">
          <draw:text-box>
            <text:p text:style-name="P33"><text:span text:style-name="T25">SP</text:span></text:p>
            <text:p text:style-name="P30"><text:span text:style-name="T25">PC</text:span></text:p>
            <text:p text:style-name="P30"><text:span text:style-name="T25">GP0</text:span></text:p>
            <text:p text:style-name="P30"><text:span text:style-name="T25">GP1</text:span></text:p>
            <text:p text:style-name="P30"><text:span text:style-name="T25">...</text:span></text:p>
          </draw:text-box>
        </draw:frame>
        <draw:frame draw:style-name="gr22" draw:text-style-name="P35" draw:layer="layout" svg:width="3.069cm" svg:height="0.916cm" svg:x="8.119cm" svg:y="9.461cm">
          <draw:text-box>
            <text:p text:style-name="P33"><text:span text:style-name="T25">Identität</text:span></text:p>
          </draw:text-box>
        </draw:frame>
        <draw:rect draw:style-name="gr18" draw:text-style-name="P32" draw:layer="layout" svg:width="1.6cm" svg:height="2.929cm" svg:x="11.2cm" svg:y="9.651cm" draw:corner-radius="0.004cm">
          <text:p/>
        </draw:rect>
        <draw:frame draw:style-name="gr23" draw:text-style-name="P34" draw:layer="layout" svg:width="1.56cm" svg:height="4.276cm" svg:x="11.24cm" svg:y="9.708cm">
          <draw:text-box>
            <text:p text:style-name="P33"><text:span text:style-name="T25">PID</text:span></text:p>
            <text:p text:style-name="P30"><text:span text:style-name="T25">UID</text:span></text:p>
            <text:p text:style-name="P30"><text:span text:style-name="T25">GID</text:span></text:p>
            <text:p text:style-name="P30"><text:span text:style-name="T25">...</text:span></text:p>
          </draw:text-box>
        </draw:frame>
        <draw:g>
          <draw:rect draw:style-name="gr24" draw:text-style-name="P32" draw:layer="layout" svg:width="8.081cm" svg:height="4.201cm" svg:x="14.5cm" svg:y="5.305cm" draw:corner-radius="0.004cm">
            <text:p/>
          </draw:rect>
          <draw:frame draw:style-name="gr25" draw:text-style-name="P38" draw:layer="layout" svg:width="8.074cm" svg:height="6.195cm" svg:x="14.505cm" svg:y="4.306cm">
            <draw:text-box>
              <text:p text:style-name="P36"><text:span text:style-name="T26">etwas_machen: i</text:span></text:p>
              <text:p text:style-name="P37"><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37"><text:span text:style-name="T26">............................</text:span></text:p>
              <text:p text:style-name="P37"><text:span text:style-name="T26">main:</text:span></text:p>
            </draw:text-box>
          </draw:frame>
        </draw:g>
        <draw:frame draw:style-name="gr26" draw:text-style-name="P40" draw:layer="layout" svg:width="1.974cm" svg:height="0.927cm" svg:x="23.064cm" svg:y="5.1cm">
          <draw:text-box>
            <text:p text:style-name="P39"><text:span text:style-name="T27">Stack</text:span></text:p>
          </draw:text-box>
        </draw:frame>
        <draw:g>
          <draw:rect draw:style-name="gr24" draw:text-style-name="P32" draw:layer="layout" svg:width="8.052cm" svg:height="3.306cm" svg:x="14.5cm" svg:y="9.803cm" draw:corner-radius="0.004cm">
            <text:p/>
          </draw:rect>
          <draw:frame draw:style-name="gr27" draw:text-style-name="P43" draw:layer="layout" svg:width="8.047cm" svg:height="4.127cm" svg:x="14.505cm" svg:y="9.393cm">
            <draw:text-box>
              <text:p text:style-name="P41"><text:span text:style-name="T26"><text:s/></text:span><text:span text:style-name="T26">main() {</text:span></text:p>
              <text:p text:style-name="P42"><text:span text:style-name="T26"><text:s text:c="6"/></text:span><text:span text:style-name="T26">...</text:span></text:p>
              <text:p text:style-name="P42"><text:span text:style-name="T26"><text:s text:c="3"/></text:span><text:span text:style-name="T26">etwas_machen() {</text:span></text:p>
              <text:p text:style-name="P42"><text:span text:style-name="T26"><text:s text:c="8"/></text:span><text:span text:style-name="T26">...</text:span></text:p>
              <text:p text:style-name="P42"><text:span text:style-name="T26"><text:s text:c="28"/></text:span></text:p>
            </draw:text-box>
          </draw:frame>
        </draw:g>
        <draw:frame draw:style-name="gr28" draw:text-style-name="P45" draw:layer="layout" svg:width="3.674cm" svg:height="1.655cm" svg:x="23.026cm" svg:y="9.816cm">
          <draw:text-box>
            <text:p text:style-name="P44"><text:span text:style-name="T27">Text /</text:span></text:p>
            <text:p text:style-name="P42"><text:span text:style-name="T27">Instrukt.</text:span></text:p>
          </draw:text-box>
        </draw:frame>
        <draw:g>
          <draw:rect draw:style-name="gr24" draw:text-style-name="P32" draw:layer="layout" svg:width="8.051cm" svg:height="1.856cm" svg:x="14.5cm" svg:y="13.495cm" draw:corner-radius="0.004cm">
            <text:p/>
          </draw:rect>
          <draw:frame draw:style-name="gr29" draw:text-style-name="P38" draw:layer="layout" svg:width="8.041cm" svg:height="1.897cm" svg:x="14.505cm" svg:y="13.477cm">
            <draw:text-box>
              <text:p text:style-name="P36"><text:span text:style-name="T26">glob_count <text:s text:c="27"/></text:span></text:p>
            </draw:text-box>
          </draw:frame>
        </draw:g>
        <draw:frame draw:style-name="gr30" draw:text-style-name="P40" draw:layer="layout" svg:width="3.275cm" svg:height="1.161cm" svg:x="23.025cm" svg:y="13.504cm">
          <draw:text-box>
            <text:p text:style-name="P39"><text:span text:style-name="T27">Data</text:span></text:p>
          </draw:text-box>
        </draw:frame>
        <draw:rect draw:style-name="gr24" draw:text-style-name="P32" draw:layer="layout" svg:width="8.055cm" svg:height="1.058cm" svg:x="14.5cm" svg:y="15.682cm" draw:corner-radius="0.004cm">
          <text:p/>
        </draw:rect>
        <draw:frame draw:style-name="gr31" draw:text-style-name="P40" draw:layer="layout" svg:width="3.275cm" svg:height="0.662cm" svg:x="23.025cm" svg:y="15.687cm">
          <draw:text-box>
            <text:p text:style-name="P39"><text:span text:style-name="T27">Heap</text:span></text:p>
          </draw:text-box>
        </draw:frame>
        <draw:frame draw:style-name="gr32" draw:text-style-name="P46" draw:layer="layout" svg:width="0.637cm" svg:height="0.949cm" svg:x="17.829cm" svg:y="16.614cm">
          <draw:text-box>
            <text:p text:style-name="P39"><text:span text:style-name="T28">...</text:span></text:p>
          </draw:text-box>
        </draw:frame>
        <draw:frame draw:style-name="gr32" draw:text-style-name="P46" draw:layer="layout" svg:width="0.637cm" svg:height="0.949cm" svg:x="17.697cm" svg:y="4.196cm">
          <draw:text-box>
            <text:p text:style-name="P39"><text:span text:style-name="T28">...</text:span></text:p>
          </draw:text-box>
        </draw:frame>
        <draw:frame draw:style-name="gr33" draw:text-style-name="P47" draw:layer="layout" svg:width="3.916cm" svg:height="1.021cm" svg:x="22.956cm" svg:y="3.803cm">
          <draw:text-box>
            <text:p text:style-name="P39"><text:span text:style-name="T29">Tiefste</text:span><text:span text:style-name="T29"><text:line-break/></text:span><text:span text:style-name="T29">Adresse</text:span></text:p>
          </draw:text-box>
        </draw:frame>
        <draw:frame draw:style-name="gr34" draw:text-style-name="P47" draw:layer="layout" svg:width="3.916cm" svg:height="1.112cm" svg:x="23cm" svg:y="16.847cm">
          <draw:text-box>
            <text:p text:style-name="P39"><text:span text:style-name="T29">Höchste</text:span><text:span text:style-name="T29"><text:line-break/></text:span><text:span text:style-name="T29">Adresse</text:span></text:p>
          </draw:text-box>
        </draw:frame>
        <draw:polyline draw:style-name="gr35" draw:text-style-name="P32" draw:layer="layout" svg:width="1.663cm" svg:height="0.374cm" svg:x="12.5cm" svg:y="5.51cm" svg:viewBox="0 0 1664 375" draw:points="0,0 1008,0 1008,375 1664,375">
          <text:p/>
        </draw:polyline>
        <draw:polyline draw:style-name="gr35" draw:text-style-name="P32" draw:layer="layout" svg:width="1.707cm" svg:height="5.293cm" svg:x="12.5cm" svg:y="6.207cm" svg:viewBox="0 0 1708 5294" draw:points="0,0 1023,0 1017,5294 1708,5294">
          <text:p/>
        </draw:polyline>
        <draw:rect draw:style-name="gr18" draw:text-style-name="P32" draw:layer="layout" svg:width="2.355cm" svg:height="3.583cm" svg:x="11.212cm" svg:y="13.166cm" draw:corner-radius="0.004cm">
          <text:p/>
        </draw:rect>
        <draw:frame draw:style-name="gr22" draw:text-style-name="P35" draw:layer="layout" svg:width="3.845cm" svg:height="0.916cm" svg:x="8.018cm" svg:y="12.959cm">
          <draw:text-box>
            <text:p text:style-name="P33"><text:span text:style-name="T25">Ressourcen</text:span></text:p>
          </draw:text-box>
        </draw:frame>
        <draw:frame draw:style-name="gr36" draw:text-style-name="P35" draw:layer="layout" svg:width="2.709cm" svg:height="3.554cm" svg:x="11.077cm" svg:y="13.199cm">
          <draw:text-box>
            <text:p text:style-name="P33"><text:span text:style-name="T25">Open</text:span></text:p>
            <text:p text:style-name="P30"><text:span text:style-name="T25"><text:s/></text:span><text:span text:style-name="T25">Files</text:span></text:p>
            <text:p text:style-name="P30"><text:span text:style-name="T25">Sockets</text:span></text:p>
            <text:p text:style-name="P30"><text:span text:style-name="T25">Locks</text:span></text:p>
            <text:p text:style-name="P3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48"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0cm" svg:height="8.8cm" svg:x="2.4cm" svg:y="4.2cm">
          <draw:image xlink:href="Pictures/200000F60000477D0000170D4D60FAB8.wmf" xlink:type="simple" xlink:show="embed" xlink:actuate="onLoad">
            <text:p/>
          </draw:image>
        </draw:frame>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span text:style-name="T15"><text:line-break/></text:span><text:span text:style-name="T15">(„copy on write“)</text:span></text:p>
                  </text:list-item>
                  <text:list-item>
                    <text:p text:style-name="P24"><text:span text:style-name="T15">Prozesskontext laden und Prozess starten</text:span></text:p>
                  </text:list-item>
                </text:list>
              </text:list-item>
              <text:list-item>
                <text:p text:style-name="P49"><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0"><text:span text:style-name="T22">(1) Betriebssystem wählt den Prozess aus (Aktivieren)</text:span></text:p>
          <text:p text:style-name="P50"><text:span text:style-name="T22">(2) Betriebssystem wählt einen anderen Prozess aus (Deaktivieren, preemption, Vorrangunterbrechung)</text:span></text:p>
          <text:p text:style-name="P50"><text:span text:style-name="T22">(3) Prozess wird blockiert (z.B. wegen Warten auf Input, Betriebsmittel wird angefordert)</text:span></text:p>
          <text:p text:style-name="P50"><text:span text:style-name="T22">(4) Blockierungsgrund aufgehoben (Betriebsmittel verfügbar)</text:span></text:p>
          <text:p text:style-name="P50"><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1" draw:layer="layout" svg:width="3.717cm" svg:height="1.741cm" svg:x="6.049cm" svg:y="6.981cm">
          <text:p text:style-name="P51"><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1" draw:layer="layout" svg:width="3.717cm" svg:height="1.741cm" svg:x="12.113cm" svg:y="6.981cm">
          <text:p text:style-name="P51"><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1" draw:layer="layout" svg:width="4.105cm" svg:height="1.741cm" svg:x="8.593cm" svg:y="10.032cm">
          <text:p text:style-name="P51"><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6"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6"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1" draw:layer="layout" svg:width="3.717cm" svg:height="1.741cm" svg:x="17.784cm" svg:y="6.835cm">
          <text:p text:style-name="P51"><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52"><text:span text:style-name="T5">Unix besitzt eine </text:span><text:span text:style-name="T13">baumartige</text:span><text:span text:style-name="T5"> Prozessstruktur (Prozesshierarchie)</text:span></text:p>
              </text:list-item>
              <text:list-item>
                <text:p text:style-name="P52"><text:span text:style-name="T5">Jeder Prozess erhält vom Betriebssystem eine </text:span><text:span text:style-name="T13">PID</text:span><text:span text:style-name="T5"> (eindeutige Prozess-ID)</text:span></text:p>
              </text:list-item>
              <text:list-item>
                <text:p text:style-name="P52"><text:span text:style-name="T5">Besondere Prozesse unter Unix: </text:span></text:p>
              </text:list-item>
            </text:list>
            <text:list text:style-name="L7">
              <text:list-item>
                <text:list>
                  <text:list-item>
                    <text:p text:style-name="P5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54"><text:span text:style-name="T21">Speicherverwaltungsprozess für Swapping (später mehr dazu)</text:span></text:p>
                      </text:list-item>
                    </text:list>
                  </text:list-item>
                  <text:list-item>
                    <text:p text:style-name="P53"><text:span text:style-name="T20">init</text:span><text:span text:style-name="T15"> (PID 1), bei Mac OS X heißt der Prozess </text:span><text:span text:style-name="T20">launchd</text:span></text:p>
                    <text:list>
                      <text:list-item>
                        <text:p text:style-name="P5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55"><text:span text:style-name="T15"/></text:p>
          </draw:text-box>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56"><text:span text:style-name="T22">static void main()</text:span></text:p>
            <text:p text:style-name="P56"><text:span text:style-name="T22">{</text:span></text:p>
            <text:p text:style-name="P56"><text:span text:style-name="T22"><text:tab/></text:span><text:span text:style-name="T22">int ret;</text:span><text:span text:style-name="T22"><text:tab/></text:span><text:span text:style-name="T22"><text:tab/></text:span><text:span text:style-name="T33">// Returncode von fork</text:span></text:p>
            <text:p text:style-name="P56"><text:span text:style-name="T22"><text:tab/></text:span><text:span text:style-name="T22">int status;</text:span><text:span text:style-name="T22"><text:tab/></text:span><text:span text:style-name="T22"><text:tab/></text:span><text:span text:style-name="T33">// Status des Kindprozesses</text:span></text:p>
            <text:p text:style-name="P56"><text:span text:style-name="T22"><text:tab/></text:span><text:span text:style-name="T22">pid_t pid;</text:span><text:span text:style-name="T22"><text:tab/></text:span><text:span text:style-name="T22"><text:tab/></text:span><text:span text:style-name="T33">// pid_t ist ein spezieller Datentyp, der eine PID beschreibt</text:span></text:p>
            <text:p text:style-name="P56"><text:span text:style-name="T22"><text:tab/></text:span><text:span text:style-name="T22">ret = </text:span><text:span text:style-name="T34">fork();</text:span><text:span text:style-name="T22"> <text:s text:c="2"/></text:span><text:span text:style-name="T22"><text:tab/></text:span><text:span text:style-name="T33">// erzeuge Kindprozesses</text:span></text:p>
            <text:p text:style-name="P56"><text:span text:style-name="T22"><text:tab/></text:span><text:span text:style-name="T22">if (ret == 0) {</text:span></text:p>
            <text:p text:style-name="P56"><text:span text:style-name="T22"><text:tab/></text:span><text:span text:style-name="T22"><text:tab/></text:span><text:span text:style-name="T33">// Anweisungen, die im Kindprozess ausgeführt werden</text:span></text:p>
            <text:p text:style-name="P56"><text:span text:style-name="T22"><text:tab/></text:span><text:span text:style-name="T22"><text:tab/></text:span><text:span text:style-name="T22">...</text:span></text:p>
            <text:p text:style-name="P57"><text:span text:style-name="T22"><text:tab/></text:span><text:span text:style-name="T22"><text:tab/></text:span><text:span text:style-name="T34">exit(0);</text:span><text:span text:style-name="T22"> </text:span><text:span text:style-name="T35">// </text:span><text:span text:style-name="T33">beende den Kindprozesses mit Status 0 (ok)</text:span></text:p>
            <text:p text:style-name="P56"><text:span text:style-name="T22"><text:tab/></text:span><text:span text:style-name="T22">}</text:span></text:p>
            <text:p text:style-name="P56"><text:span text:style-name="T22"><text:tab/></text:span><text:span text:style-name="T22">else {</text:span></text:p>
            <text:p text:style-name="P56"><text:span text:style-name="T22"><text:tab/></text:span><text:span text:style-name="T22"><text:tab/></text:span><text:span text:style-name="T33">// Anweisungen, die nur im Elternprozess ausgeführt werden</text:span></text:p>
            <text:p text:style-name="P56"><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56"><text:span text:style-name="T22"/></text:p>
            <text:p text:style-name="P56"><text:span text:style-name="T22"><text:tab/></text:span><text:span text:style-name="T22"><text:tab/></text:span><text:span text:style-name="T22">...</text:span></text:p>
            <text:p text:style-name="P56"><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5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33">// beende Vaterprozesses mit Status 0 (ok)</text:span></text:p>
            <text:p text:style-name="P56"><text:span text:style-name="T22"><text:tab/></text:span><text:span text:style-name="T22">}</text:span></text:p>
            <text:p text:style-name="P56"><text:span text:style-name="T22">}</text:span></text:p>
            <text:p text:style-name="P58"><text:span text:style-name="T36"/></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19.915cm" svg:y="7.627cm">
          <draw:image xlink:href="Pictures/2000002900001A46000014CACB66A84D.svm" xlink:type="simple" xlink:show="embed" xlink:actuate="onLoad">
            <text:p/>
          </draw:image>
        </draw:frame>
        <presentation:notes draw:style-name="dp4">
          <draw:page-thumbnail draw:style-name="gr5" draw:layer="layout" svg:width="14.212cm" svg:height="10.659cm" svg:x="2.753cm" svg:y="2.16cm" draw:page-number="16"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60" draw:layer="layout" svg:width="21.166cm" svg:height="2.962cm" svg:x="1.905cm" svg:y="3.598cm" presentation:class="outline" presentation:user-transformed="true">
          <draw:text-box>
            <text:list text:style-name="L6">
              <text:list-item>
                <text:p text:style-name="P59"><text:span text:style-name="T21">Je Terminal wartet ein getty-Prozess auf eine Eingabe (Login) </text:span></text:p>
              </text:list-item>
              <text:list-item>
                <text:p text:style-name="P59"><text:span text:style-name="T21">Nach erfolgreichem Login wird ein Shell-Prozess eröffnet</text:span></text:p>
              </text:list-item>
              <text:list-item>
                <text:p text:style-name="P59"><text:span text:style-name="T21">Jedes Kommando wird gewöhnlich in einem eigenen Prozess ausgeführt</text:span></text:p>
              </text:list-item>
              <text:list-item>
                <text:p text:style-name="P59"><text:span text:style-name="T37">pstree</text:span><text:span text:style-name="T21"> oder </text:span><text:span text:style-name="T37">ps faux</text:span><text:span text:style-name="T21"> für Prozessbaum Anzeige</text:span></text:p>
              </text:list-item>
            </text:list>
          </draw:text-box>
        </draw:frame>
        <draw:g>
          <draw:custom-shape draw:name="Text Box 32" draw:style-name="gr41" draw:text-style-name="P61" draw:layer="layout" svg:width="4.965cm" svg:height="1.265cm" svg:x="1.648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2" draw:text-style-name="P63" draw:layer="layout" svg:width="3.345cm" svg:height="1.399cm" svg:x="6.862cm" svg:y="10.025cm">
            <text:p text:style-name="P62"><text:span text:style-name="T38">init</text:span></text:p>
            <text:p text:style-name="P62"><text:span text:style-name="T39">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63" draw:layer="layout" svg:width="3.345cm" svg:height="1.399cm" svg:x="2.087cm" svg:y="13.225cm">
            <text:p text:style-name="P62"><text:span text:style-name="T38">getty</text:span></text:p>
            <text:p text:style-name="P62"><text:span text:style-name="T39">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63" draw:layer="layout" svg:width="3.345cm" svg:height="1.399cm" svg:x="6.452cm" svg:y="13.225cm">
            <text:p text:style-name="P62"><text:span text:style-name="T38">login</text:span></text:p>
            <text:p text:style-name="P62"><text:span text:style-name="T39">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63" draw:layer="layout" svg:width="3.345cm" svg:height="1.399cm" svg:x="11.04cm" svg:y="13.225cm">
            <text:p text:style-name="P62"><text:span text:style-name="T38">bash</text:span></text:p>
            <text:p text:style-name="P62"><text:span text:style-name="T39">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63" draw:layer="layout" svg:width="3.345cm" svg:height="1.399cm" svg:x="9.288cm" svg:y="16.226cm">
            <text:p text:style-name="P62"><text:span text:style-name="T38">cp</text:span></text:p>
            <text:p text:style-name="P62"><text:span text:style-name="T39">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 draw:layer="layout" svg:x1="8.513cm" svg:y1="11.425cm" svg:x2="4.025cm" svg:y2="13.225cm">
            <text:p/>
          </draw:line>
          <draw:line draw:name="Line 28" draw:style-name="gr43" draw:text-style-name="P1" draw:layer="layout" svg:x1="8.589cm" svg:y1="11.425cm" svg:x2="8.125cm" svg:y2="13.225cm">
            <text:p/>
          </draw:line>
          <draw:line draw:name="Line 28" draw:style-name="gr43"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2" draw:text-style-name="P63" draw:layer="layout" svg:width="3.345cm" svg:height="1.399cm" svg:x="13.034cm" svg:y="16.226cm">
            <text:p text:style-name="P62"><text:span text:style-name="T38">ls</text:span></text:p>
            <text:p text:style-name="P62"><text:span text:style-name="T39">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61" draw:layer="layout" svg:width="0.922cm" svg:height="0.758cm" svg:x="16.658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61" draw:layer="layout" svg:width="2.438cm" svg:height="1.265cm" svg:x="1.818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1" draw:layer="layout" svg:width="2.611cm" svg:height="0.674cm" svg:x="4.706cm" svg:y="15.084cm">
            <text:p text:style-name="P12"><text:span text:style-name="T40">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1" draw:layer="layout" svg:width="2.061cm" svg:height="0.674cm" svg:x="9.026cm" svg:y="14.999cm">
            <text:p text:style-name="P12"><text:span text:style-name="T40">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1" draw:layer="layout" svg:width="4.305cm" svg:height="1.772cm" svg:x="12.505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1" draw:layer="layout" svg:width="3.217cm" svg:height="1.265cm" svg:x="13.892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2" draw:text-style-name="P64" draw:layer="layout" svg:width="3.345cm" svg:height="1.399cm" svg:x="16.5cm" svg:y="8.166cm">
            <text:p text:style-name="P62"><text:span text:style-name="T41">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64" draw:layer="layout" svg:width="3.345cm" svg:height="1.399cm" svg:x="20.201cm" svg:y="8cm">
            <text:p text:style-name="P62"><text:span text:style-name="T41">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65" draw:layer="layout" svg:x1="21.928cm" svg:y1="9.399cm" svg:x2="21.928cm" svg:y2="11.834cm">
            <text:p/>
          </draw:line>
          <draw:line draw:name="Line 28" draw:style-name="gr44" draw:text-style-name="P1" draw:layer="layout" svg:x1="18.173cm" svg:y1="10.6cm" svg:x2="21.946cm" svg:y2="10.617cm">
            <text:p/>
          </draw:line>
          <draw:custom-shape draw:name="Text Box 32" draw:style-name="gr41" draw:text-style-name="P61" draw:layer="layout" svg:width="1.185cm" svg:height="0.674cm" svg:x="18.067cm" svg:y="9.916cm">
            <text:p text:style-name="P12"><text:span text:style-name="T40">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258cm" svg:y1="11.6cm" svg:x2="21.946cm" svg:y2="11.6cm">
            <text:p/>
          </draw:line>
          <draw:custom-shape draw:name="Text Box 32" draw:style-name="gr41" draw:text-style-name="P61" draw:layer="layout" svg:width="1.24cm" svg:height="0.674cm" svg:x="18.107cm" svg:y="10.8cm">
            <text:p text:style-name="P12"><text:span text:style-name="T40">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65" draw:layer="layout" svg:x1="18.173cm" svg:y1="9.565cm" svg:x2="18.173cm" svg:y2="12cm">
            <text:p/>
          </draw:line>
          <draw:custom-shape draw:name="Text Box 32" draw:style-name="gr41" draw:text-style-name="P61" draw:layer="layout" svg:width="1.151cm" svg:height="0.674cm" svg:x="21.986cm" svg:y="11.116cm">
            <text:p text:style-name="P12"><text:span text:style-name="T40">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59"><text:span text:style-name="T15">Jeder Prozess, außer der init-Prozess, hat einen Elternprozess</text:span></text:p>
              </text:list-item>
              <text:list-item>
                <text:p text:style-name="P59"><text:span text:style-name="T15">Zustand </text:span><text:span text:style-name="T42">zombie</text:span><text:span text:style-name="T15"> wird vom Kindprozess eingenommen, bis der Elternprozess Nachricht über Ableben erhalten hat</text:span></text:p>
              </text:list-item>
              <text:list-item>
                <text:p text:style-name="P59"><text:span text:style-name="T15">Elternprozess stirbt vorher –&gt; init-Prozess wird „Pflegevater“</text:span></text:p>
              </text:list-item>
            </text:list>
          </draw:text-box>
        </draw:frame>
        <draw:custom-shape draw:name="AutoShape 4" draw:style-name="gr48" draw:text-style-name="P66" draw:layer="layout" svg:width="2.954cm" svg:height="1.886cm" svg:x="3.588cm" svg:y="11cm">
          <text:p text:style-name="P51"><text:span text:style-name="T43">nicht-</text:span></text:p>
          <text:p text:style-name="P51"><text:span text:style-name="T43">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67" draw:layer="layout" svg:width="2.954cm" svg:height="1.548cm" svg:x="7.529cm" svg:y="11.314cm">
          <text:p text:style-name="P51"><text:span text:style-name="T44">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67" draw:layer="layout" svg:width="2.954cm" svg:height="1.548cm" svg:x="11.468cm" svg:y="11.314cm">
          <text:p text:style-name="P51"><text:span text:style-name="T44">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67" draw:layer="layout" svg:width="2.954cm" svg:height="1.552cm" svg:x="14.62cm" svg:y="13.483cm">
          <text:p text:style-name="P51"><text:span text:style-name="T44">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67" draw:layer="layout" svg:width="2.954cm" svg:height="1.548cm" svg:x="17.575cm" svg:y="11.314cm">
          <text:p text:style-name="P51"><text:span text:style-name="T44">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67" draw:layer="layout" svg:width="2.954cm" svg:height="1.552cm" svg:x="17.772cm" svg:y="15.499cm">
          <text:p text:style-name="P51"><text:span text:style-name="T44">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66" draw:layer="layout" svg:width="2.954cm" svg:height="1.548cm" svg:x="14.423cm" svg:y="9.142cm">
          <text:p text:style-name="P51"><text:span text:style-name="T43">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6" draw:text-style-name="P61"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 draw:text-style-name="P61"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61"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6" draw:text-style-name="P61"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61"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6" draw:text-style-name="P61"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6" draw:text-style-name="P69" draw:layer="layout" svg:width="11.734cm" svg:height="0.925cm" svg:x="3.902cm" svg:y="16.475cm">
          <text:p text:style-name="P68"><text:span text:style-name="T45">idle</text:span><text:span text:style-name="T12"> und </text:span><text:span text:style-name="T45">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6" draw:text-style-name="P61"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61"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6">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0"><text:span text:style-name="T47">Quelle: </text:span><text:span text:style-name="T48">Solomon, D. A.; Russinovich, M.:</text:span><text:span text:style-name="T47"> Microsoft Windows Internals, Microsoft Press, Part 1 und 2, <text:s/>6. Auflage, 2013</text:span></text:p>
          <text:p text:style-name="P70"><text:span text:style-name="T49"/></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svm"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59"><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0"><text:span text:style-name="T47">Quelle: </text:span><text:span text:style-name="T48">Solomon, D. A.; Russinovich, M.:</text:span><text:span text:style-name="T47"> Microsoft Windows Internals, Microsoft Press, Part 1 und 2, <text:s/>6. Auflage, 2013</text:span></text:p>
          <text:p text:style-name="P70"><text:span text:style-name="T49"/></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svm"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71"><text:span text:style-name="T19">Leichtgewichtige</text:span><text:span text:style-name="T18"> Prozesse (lightweight processes, LWP) </text:span></text:p>
              </text:list-item>
              <text:list-item>
                <text:p text:style-name="P71"><text:span text:style-name="T18">Gemeinsame Ressourcen im Prozess:</text:span></text:p>
              </text:list-item>
            </text:list>
            <text:list text:style-name="L7">
              <text:list-item>
                <text:list>
                  <text:list-item>
                    <text:p text:style-name="P71"><text:span text:style-name="T19">Gemeinsamer Adressraum</text:span><text:span text:style-name="T18"> </text:span></text:p>
                  </text:list-item>
                  <text:list-item>
                    <text:p text:style-name="P71"><text:span text:style-name="T18">Offene Files, Netzwerkverbindungen ... </text:span></text:p>
                  </text:list-item>
                </text:list>
              </text:list-item>
              <text:list-item>
                <text:p text:style-name="P71"><text:span text:style-name="T18">Eigener </text:span><text:span text:style-name="T19">Zustandsautomat</text:span><text:span text:style-name="T18"> ähnlich wie Prozess </text:span></text:p>
              </text:list-item>
            </text:list>
            <text:list text:style-name="L11">
              <text:list-item>
                <text:p text:style-name="P71"><text:span text:style-name="T18">Mehrere Threads im Prozess </text:span><text:span text:style-name="T50">➜</text:span><text:span text:style-name="T18"> </text:span><text:span text:style-name="T19">Multithreading</text:span></text:p>
              </text:list-item>
            </text:list>
            <text:list text:style-name="L7">
              <text:list-item>
                <text:p text:style-name="P71"><text:span text:style-name="T18">Threads können auf Benutzerebene oder auf Kernelebene implementiert werden</text:span></text:p>
              </text:list-item>
              <text:list-item>
                <text:p text:style-name="P71"><text:span text:style-name="T18">Threads sind nicht gegeneinander geschützt</text:span></text:p>
                <text:list>
                  <text:list-item>
                    <text:p text:style-name="P72"><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73"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1"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6" draw:text-style-name="P73" draw:layer="layout" svg:width="3.987cm" svg:height="1.435cm" svg:x="19.8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6" draw:text-style-name="P73" draw:layer="layout" svg:width="3.454cm" svg:height="2.027cm" svg:x="20.1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6" draw:text-style-name="P73" draw:layer="layout" svg:width="2.362cm" svg:height="0.843cm" svg:x="15.87cm" svg:y="11.7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6" draw:text-style-name="P73" draw:layer="layout" svg:width="5.291cm" svg:height="0.843cm" svg:x="14.2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6" draw:text-style-name="P73" draw:layer="layout" svg:width="2.696cm" svg:height="0.843cm" svg:x="6.657cm" svg:y="7.3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1"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1"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1"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1"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1"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1"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1"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1"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1"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1"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6" draw:text-style-name="P73" draw:layer="layout" svg:width="2.696cm" svg:height="0.843cm" svg:x="9.696cm" svg:y="7.1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6" draw:text-style-name="P73" draw:layer="layout" svg:width="2.696cm" svg:height="0.843cm" svg:x="12.336cm" svg:y="7.1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6" draw:text-style-name="P1" draw:layer="layout" svg:width="18.389cm" svg:height="0.674cm" svg:x="0.769cm" svg:y="16.841cm">
          <text:p text:style-name="P12"><text:span text:style-name="T40">Quelle: </text:span><text:span text:style-name="T51">Tanenbaum, A. S</text:span><text:span text:style-name="T40">.: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2"><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0"><text:span text:style-name="T47">Quelle: </text:span><text:span text:style-name="T48">Solomon, D. A.; Russinovich, M.:</text:span><text:span text:style-name="T47"> Microsoft Windows Internals, Microsoft Press, Part 1 und 2, <text:s/>6. Auflage, 2013</text:span></text:p>
          <text:p text:style-name="P70"><text:span text:style-name="T49"/></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svm" xlink:type="simple" xlink:show="embed" xlink:actuate="onLoad">
            <text:p/>
          </draw:image>
        </draw:frame>
        <presentation:notes draw:style-name="dp4">
          <draw:page-thumbnail draw:style-name="gr5" draw:layer="layout" svg:width="14.212cm" svg:height="10.659cm" svg:x="2.753cm" svg:y="2.16cm" draw:page-number="25"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74"><text:span text:style-name="T4">Implementierung </text:span><text:span text:style-name="T17">auf Benutzerebene</text:span></text:p>
              </text:list-item>
            </text:list>
            <text:list text:style-name="L7">
              <text:list-item>
                <text:list>
                  <text:list-item>
                    <text:p text:style-name="P75"><text:span text:style-name="T15">auch „</text:span><text:span text:style-name="T53">green threads</text:span><text:span text:style-name="T15">“</text:span></text:p>
                  </text:list-item>
                  <text:list-item>
                    <text:p text:style-name="P75"><text:span text:style-name="T15">Thread-Bibliothek übernimmt das Scheduling und Dispatching für Threads</text:span></text:p>
                  </text:list-item>
                  <text:list-item>
                    <text:p text:style-name="P75"><text:span text:style-name="T15">Scheduling-Einheit ist der Prozess</text:span></text:p>
                  </text:list-item>
                  <text:list-item>
                    <text:p text:style-name="P75"><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1.883cm">
          <draw:image xlink:href="Pictures/2000003300001F67000009FC2698DD39.svm"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74"><text:span text:style-name="T4">Implementierung </text:span><text:span text:style-name="T17">auf Kernelebene</text:span></text:p>
              </text:list-item>
            </text:list>
            <text:list text:style-name="L7">
              <text:list-item>
                <text:list>
                  <text:list-item>
                    <text:p text:style-name="P75"><text:span text:style-name="T15">auch „</text:span><text:span text:style-name="T54">red threads</text:span><text:span text:style-name="T15">“</text:span></text:p>
                  </text:list-item>
                  <text:list-item>
                    <text:p text:style-name="P75"><text:span text:style-name="T15">Prozess ist nur noch Verwaltungseinheit für Betriebsmittel</text:span></text:p>
                  </text:list-item>
                  <text:list-item>
                    <text:p text:style-name="P75"><text:span text:style-name="T15">Scheduling-Einheit ist hier der Thread, nicht der Prozess</text:span></text:p>
                  </text:list-item>
                  <text:list-item>
                    <text:p text:style-name="P75"><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2.272cm">
          <draw:image xlink:href="Pictures/2000002800001C18000008C45FAD84A6.svm"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76"><text:span text:style-name="T15">1:1: Genau ein Thread läuft in einem Prozess</text:span></text:p>
              </text:list-item>
              <text:list-item>
                <text:p text:style-name="P76"><text:span text:style-name="T15">1:n: Mehrere Threads laufen in einem Prozess</text:span></text:p>
              </text:list-item>
            </text:list>
            <text:p text:style-name="P76"><text:span text:style-name="T15"/></text:p>
          </draw:text-box>
        </draw:frame>
        <draw:custom-shape draw:name="Rectangle 4" draw:style-name="gr58"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76"><text:span text:style-name="T15">Auch die Zuordnung von User-Level-Threads zu Kernel-Level-Threads ist wichtig</text:span></text:p>
            </text:list-item>
            <text:list-item>
              <text:p text:style-name="P76"><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svm"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77"><text:span text:style-name="T5">Thread-Kontext-Wechsel geht </text:span><text:span text:style-name="T13">schneller</text:span><text:span text:style-name="T5"> als Prozess-Kontext-Wechsel</text:span></text:p>
              </text:list-item>
              <text:list-item>
                <text:p text:style-name="P77"><text:span text:style-name="T13">Parallelisierung</text:span><text:span text:style-name="T5"> der Prozessarbeit (muss aber entsprechend programmiert werden); Beispiel:</text:span></text:p>
              </text:list-item>
            </text:list>
            <text:list text:style-name="L7">
              <text:list-item>
                <text:list>
                  <text:list-item>
                    <text:p text:style-name="P78"><text:span text:style-name="T15">Ein Thread hört auf Netzwerkverbindungswünsche</text:span></text:p>
                  </text:list-item>
                  <text:list-item>
                    <text:p text:style-name="P78"><text:span text:style-name="T15">Ein Thread führt Berechnungen durch</text:span></text:p>
                  </text:list-item>
                  <text:list-item>
                    <text:p text:style-name="P78"><text:span text:style-name="T15">Ein Thread kümmert sich um das User-Interface (Keyboard-Eingabe, Ausgabe auf Bildschirm)</text:span></text:p>
                  </text:list-item>
                </text:list>
              </text:list-item>
              <text:list-item>
                <text:p text:style-name="P77"><text:span text:style-name="T5">Sinnvoll bei Systemen mit mehreren CPUs</text:span></text:p>
              </text:list-item>
              <text:list-item>
                <text:p text:style-name="P77"><text:span text:style-name="T5">Einsatz z.B. im Web-Server:</text:span></text:p>
                <text:list>
                  <text:list-item>
                    <text:p text:style-name="P78"><text:span text:style-name="T15">Dispatcher-Thread wartet auf ankommende HTTP-Requests</text:span></text:p>
                  </text:list-item>
                  <text:list-item>
                    <text:p text:style-name="P78"><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73"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6" draw:text-style-name="P73"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6" draw:text-style-name="P73"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6" draw:text-style-name="P73"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6" draw:text-style-name="P73"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6" draw:text-style-name="P73"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6" draw:text-style-name="P73"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6" draw:text-style-name="P1" draw:layer="layout" svg:width="18.389cm" svg:height="0.674cm" svg:x="0.568cm" svg:y="16.841cm">
          <text:p text:style-name="P12"><text:span text:style-name="T40">Quelle: </text:span><text:span text:style-name="T51">Tanenbaum, A. S</text:span><text:span text:style-name="T40">.: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60" draw:layer="layout" svg:width="22.272cm" svg:height="13.546cm" svg:x="2.328cm" svg:y="3.387cm" presentation:class="outline" presentation:user-transformed="true">
          <draw:text-box>
            <text:p text:style-name="P79"><text:span text:style-name="T55">Dispatcher()</text:span><text:span text:style-name="T21"> {</text:span></text:p>
            <text:p text:style-name="P79"><text:span text:style-name="T21"><text:tab/></text:span><text:span text:style-name="T21">while (true) {</text:span><text:span text:style-name="T21"><text:tab/></text:span><text:span text:style-name="T21"><text:line-break/></text:span><text:span text:style-name="T21"><text:tab/></text:span><text:span text:style-name="T21">r= receive_request();</text:span><text:span text:style-name="T21"><text:tab/></text:span><text:span text:style-name="T56">// Warten auf ankommende Requests</text:span><text:span text:style-name="T21"><text:line-break/></text:span><text:span text:style-name="T21"><text:tab/></text:span><text:span text:style-name="T21">start_thread(workerThread, r); </text:span><text:span text:style-name="T56">// Request eingetroffen</text:span></text:p>
            <text:p text:style-name="P79"><text:span text:style-name="T21"><text:tab/></text:span><text:span text:style-name="T21">}</text:span></text:p>
            <text:p text:style-name="P79"><text:span text:style-name="T21">}</text:span></text:p>
            <text:p text:style-name="P79"><text:span text:style-name="T21"/></text:p>
            <text:p text:style-name="P79"><text:span text:style-name="T55">workerThread(r)</text:span><text:span text:style-name="T21"> {</text:span><text:span text:style-name="T21"><text:tab/></text:span><text:span text:style-name="T21"><text:tab/></text:span><text:span text:style-name="T21"><text:tab/></text:span><text:span text:style-name="T56">// Thread zur Requestbearbeitung</text:span></text:p>
            <text:p text:style-name="P79"><text:span text:style-name="T21"><text:tab/></text:span><text:span text:style-name="T21">a = process_request(r);</text:span></text:p>
            <text:p text:style-name="P79"><text:span text:style-name="T21"><text:tab/></text:span><text:span text:style-name="T21">reply_request(a); <text:s/></text:span><text:span text:style-name="T21"><text:tab/></text:span><text:span text:style-name="T21"><text:tab/></text:span><text:span text:style-name="T21"><text:tab/></text:span><text:span text:style-name="T56">// Antwort zurück an Requestor</text:span></text:p>
            <text:p text:style-name="P79"><text:span text:style-name="T21">}</text:span></text:p>
          </draw:text-box>
        </draw:frame>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svm" xlink:type="simple" xlink:show="embed" xlink:actuate="onLoad">
            <text:p/>
          </draw:image>
        </draw:fram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65" draw:layer="layout" svg:width="1.401cm" svg:height="0.197cm" svg:x="16.899cm" svg:y="13.397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1" draw:layer="layout" svg:width="5.079cm" svg:height="2.751cm" svg:x="6.985cm" svg:y="9.948cm">
          <text:p text:style-name="P51"><text:span text:style-name="T57">Java-Compiler</text:span></text:p>
          <text:p text:style-name="P51"><text:span text:style-name="T57">javac</text:span><text:span text:style-name="T58">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1" draw:layer="layout" svg:width="4.021cm" svg:height="2.751cm" svg:x="17.992cm" svg:y="6.35cm">
          <text:p text:style-name="P51"><text:span text:style-name="T57">Java-</text:span></text:p>
          <text:p text:style-name="P51"><text:span text:style-name="T57">Interpreter</text:span><text:span text:style-name="T58">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70"><text:span text:style-name="T59">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70"><text:span text:style-name="T60">class</text:span><text:span text:style-name="T61">.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86cm" svg:height="1.613cm" svg:x="1.275cm" svg:y="3.81cm">
          <text:p text:style-name="P70"><text:span text:style-name="T59">Entwicklungsumgebung: </text:span></text:p>
          <text:p text:style-name="P70"><text:span text:style-name="T59">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70"><text:span text:style-name="T60">class</text:span><text:span text:style-name="T61">.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1" draw:layer="layout" svg:width="4.021cm" svg:height="2.751cm" svg:x="17.992cm" svg:y="10.16cm">
          <text:p text:style-name="P51"><text:span text:style-name="T57">Just-in-Time-</text:span></text:p>
          <text:p text:style-name="P51"><text:span text:style-name="T57">Compiler</text:span><text:span text:style-name="T58">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70"><text:span text:style-name="T59">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1" draw:layer="layout" svg:width="4.021cm" svg:height="2.751cm" svg:x="17.992cm" svg:y="13.97cm">
          <text:p text:style-name="P51"><text:span text:style-name="T57">Java-</text:span></text:p>
          <text:p text:style-name="P51"><text:span text:style-name="T57">Prozessor</text:span><text:span text:style-name="T58">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8cm" svg:height="2.289cm" svg:x="11.861cm" svg:y="6.138cm">
          <text:p text:style-name="P70"><text:span text:style-name="T59">Referenzierte </text:span></text:p>
          <text:p text:style-name="P70"><text:span text:style-name="T59">Klassen</text:span></text:p>
          <text:p text:style-name="P70"><text:span text:style-name="T59">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1" draw:layer="layout" svg:width="1.642cm" svg:height="0.766cm" svg:x="14.394cm" svg:y="4.868cm">
          <text:p text:style-name="P70"><text:span text:style-name="T60">y</text:span><text:span text:style-name="T61">.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1" draw:layer="layout" svg:width="1.666cm" svg:height="0.766cm" svg:x="12.091cm" svg:y="4.868cm">
          <text:p text:style-name="P70"><text:span text:style-name="T60">x</text:span><text:span text:style-name="T61">.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1" draw:layer="layout" svg:width="1.617cm" svg:height="0.766cm" svg:x="16.298cm" svg:y="4.868cm">
          <text:p text:style-name="P70"><text:span text:style-name="T60">z</text:span><text:span text:style-name="T61">.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70"><text:span text:style-name="T59">...</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6"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80"><text:span text:style-name="T15">Nebenläufigkeit wird durch die Klasse </text:span><text:span text:style-name="T42">Thread</text:span><text:span text:style-name="T15"> aus Package java.lang unterstützt</text:span></text:p>
            </text:list-item>
            <text:list-item>
              <text:p text:style-name="P80"><text:span text:style-name="T15">Eigene Klasse definieren, die von Thread abgeleitet ist und die Methode run() aus Interface </text:span><text:span text:style-name="T42">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1" draw:layer="layout" svg:width="5.714cm" svg:height="0.947cm" svg:x="8.286cm" svg:y="7.93cm">
          <text:p text:style-name="P51"><text:span text:style-name="T62">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1" draw:layer="layout" svg:width="5.714cm" svg:height="0.422cm" svg:x="8.286cm" svg:y="8.878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1" draw:layer="layout" svg:width="5.714cm" svg:height="1.269cm" svg:x="8.286cm" svg:y="9.302cm">
          <text:p text:style-name="P70"><text:span text:style-name="T63">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1" draw:layer="layout" svg:width="5.714cm" svg:height="3.809cm" svg:x="8.392cm" svg:y="13.747cm">
          <text:p text:style-name="P70"><text:span text:style-name="T63">run()</text:span></text:p>
          <text:p text:style-name="P70"><text:span text:style-name="T63">sleep(…)</text:span></text:p>
          <text:p text:style-name="P70"><text:span text:style-name="T63">join(…)</text:span></text:p>
          <text:p text:style-name="P70"><text:span text:style-name="T63">isAlive()</text:span></text:p>
          <text:p text:style-name="P70"><text:span text:style-name="T62">…</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1" draw:layer="layout" svg:width="5.714cm" svg:height="0.947cm" svg:x="8.392cm" svg:y="12.375cm">
          <text:p text:style-name="P51"><text:span text:style-name="T62">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1" draw:layer="layout" svg:width="5.714cm" svg:height="0.422cm" svg:x="8.392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6" draw:text-style-name="P1" draw:layer="layout" svg:width="3.543cm" svg:height="1.603cm" svg:x="4.375cm" svg:y="12.477cm">
          <text:p text:style-name="P70"><text:span text:style-name="T59">Aus package </text:span></text:p>
          <text:p text:style-name="P70"><text:span text:style-name="T59">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1" draw:layer="layout" svg:width="5.714cm" svg:height="3.809cm" svg:x="17.705cm" svg:y="13.747cm">
          <text:p text:style-name="P70"><text:span text:style-name="T63">run()</text:span></text:p>
          <text:p text:style-name="P70"><text:span text:style-name="T63">…</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1" draw:layer="layout" svg:width="5.714cm" svg:height="0.947cm" svg:x="17.705cm" svg:y="12.375cm">
          <text:p text:style-name="P51"><text:span text:style-name="T62">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1" draw:layer="layout" svg:width="5.714cm" svg:height="0.422cm" svg:x="17.705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6" draw:text-style-name="P1" draw:layer="layout" svg:width="3.115cm" svg:height="0.927cm" svg:x="11.207cm" svg:y="11.207cm">
          <text:p text:style-name="P70"><text:span text:style-name="T59">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379cm" svg:height="0.927cm" svg:x="15.259cm" svg:y="14.293cm">
          <text:p text:style-name="P70"><text:span text:style-name="T59">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Threads in Java</text:span><text:span text:style-name="T64"><text:line-break/></text:span><text:span text:style-name="T64">Beispiel: Eine einfache Thread-Klasse ...</text:span></text:p>
          </draw:text-box>
        </draw:frame>
        <draw:custom-shape draw:name="Rectangle 3" draw:style-name="gr81" draw:text-style-name="P82" draw:layer="layout" svg:width="19.048cm" svg:height="12.911cm" svg:x="2.752cm" svg:y="3.81cm">
          <text:p text:style-name="P81"><text:span text:style-name="T59">import java.lang.Thread;</text:span><text:span text:style-name="T59"><text:line-break/></text:span><text:span text:style-name="T59"/></text:p>
          <text:p text:style-name="P81"><text:span text:style-name="T65">class myThread extends Thread</text:span><text:span text:style-name="T59"> {</text:span><text:span text:style-name="T59"><text:tab/></text:span><text:span text:style-name="T66">// meine Thread-Klasse</text:span></text:p>
          <text:p text:style-name="P81"><text:span text:style-name="T59"><text:tab/></text:span></text:p>
          <text:p text:style-name="P81"><text:span text:style-name="T59"><text:tab/></text:span><text:span text:style-name="T59">String messageText;</text:span></text:p>
          <text:p text:style-name="P81"><text:span text:style-name="T59"/></text:p>
          <text:p text:style-name="P81"><text:span text:style-name="T65"><text:tab/></text:span><text:span text:style-name="T65">public myThread(String messageText)</text:span></text:p>
          <text:p text:style-name="P81"><text:span text:style-name="T59"><text:tab/></text:span><text:span text:style-name="T59">{</text:span></text:p>
          <text:p text:style-name="P81"><text:span text:style-name="T59"><text:tab/></text:span><text:span text:style-name="T59"><text:tab/></text:span><text:span text:style-name="T59">this.messageText = messageText;</text:span></text:p>
          <text:p text:style-name="P81"><text:span text:style-name="T59"><text:tab/></text:span><text:span text:style-name="T59">}</text:span></text:p>
          <text:p text:style-name="P81"><text:span text:style-name="T59"><text:tab/></text:span><text:span text:style-name="T65">public void run()</text:span><text:span text:style-name="T65"><text:tab/></text:span><text:span text:style-name="T65"><text:tab/></text:span><text:span text:style-name="T65"><text:tab/></text:span><text:span text:style-name="T67">// Methode, welche die eigentliche Aktion</text:span></text:p>
          <text:p text:style-name="P81"><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 ausführt, definiert in Interface Runnable</text:span></text:p>
          <text:p text:style-name="P81"><text:span text:style-name="T59"><text:tab/></text:span><text:span text:style-name="T59">{</text:span></text:p>
          <text:p text:style-name="P81"><text:span text:style-name="T59"><text:tab/></text:span><text:span text:style-name="T59"><text:tab/></text:span><text:span text:style-name="T59">for (;;) {</text:span></text:p>
          <text:p text:style-name="P81"><text:span text:style-name="T59"><text:tab/></text:span><text:span text:style-name="T59"><text:tab/></text:span><text:span text:style-name="T59"><text:tab/></text:span><text:span text:style-name="T59">System.out.println("Thread " + </text:span><text:span text:style-name="T68">getName()</text:span><text:span text:style-name="T59"> + ": " + messageText);</text:span></text:p>
          <text:p text:style-name="P81"><text:span text:style-name="T59"><text:tab/></text:span><text:span text:style-name="T59"><text:tab/></text:span><text:span text:style-name="T59"><text:tab/></text:span><text:span text:style-name="T59">try {</text:span></text:p>
          <text:p text:style-name="P81"><text:span text:style-name="T59"><text:tab/></text:span><text:span text:style-name="T59"><text:tab/></text:span><text:span text:style-name="T59"><text:tab/></text:span><text:span text:style-name="T59"><text:tab/></text:span><text:span text:style-name="T59">sleep(2000);</text:span></text:p>
          <text:p text:style-name="P81"><text:span text:style-name="T59"><text:tab/></text:span><text:span text:style-name="T59"><text:tab/></text:span><text:span text:style-name="T59"><text:tab/></text:span><text:span text:style-name="T59">}</text:span></text:p>
          <text:p text:style-name="P81"><text:span text:style-name="T59"><text:tab/></text:span><text:span text:style-name="T59"><text:tab/></text:span><text:span text:style-name="T59"><text:tab/></text:span><text:span text:style-name="T59">catch (Exception e) { </text:span><text:span text:style-name="T67">/* Exception behandeln */ </text:span><text:span text:style-name="T59">}</text:span></text:p>
          <text:p text:style-name="P81"><text:span text:style-name="T59"><text:tab/></text:span><text:span text:style-name="T59"> <text:s/></text:span><text:span text:style-name="T59"><text:tab/></text:span><text:span text:style-name="T59">}</text:span></text:p>
          <text:p text:style-name="P81"><text:span text:style-name="T59"><text:tab/></text:span><text:span text:style-name="T59">}</text:span></text:p>
          <text:p text:style-name="P81"><text:span text:style-name="T59">} </text:span></text:p>
          <text:p text:style-name="P81"><text:span text:style-name="T59"/></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4">Threads in Java</text:span><text:span text:style-name="T64"><text:line-break/></text:span><text:span text:style-name="T64">Beispiel: ... und deren Nutzung</text:span></text:p>
          </draw:text-box>
        </draw:frame>
        <draw:custom-shape draw:name="Rectangle 1027" draw:style-name="gr82" draw:text-style-name="P1" draw:layer="layout" svg:width="20.954cm" svg:height="12.276cm" svg:x="1.693cm" svg:y="3.387cm">
          <text:p text:style-name="P81"><text:span text:style-name="T65">public class myThreadTest</text:span><text:span text:style-name="T59"> {</text:span></text:p>
          <text:p text:style-name="P81"><text:span text:style-name="T59"/></text:p>
          <text:p text:style-name="P81"><text:span text:style-name="T59"><text:tab/></text:span><text:span text:style-name="T65">static void main(String args[]) </text:span></text:p>
          <text:p text:style-name="P81"><text:span text:style-name="T59"><text:tab/></text:span><text:span text:style-name="T59">{</text:span></text:p>
          <text:p text:style-name="P81"><text:span text:style-name="T59"><text:tab/></text:span><text:span text:style-name="T59"><text:tab/></text:span><text:span text:style-name="T65">myThread t1;</text:span></text:p>
          <text:p text:style-name="P81"><text:span text:style-name="T59"><text:tab/></text:span><text:span text:style-name="T59"><text:tab/></text:span><text:span text:style-name="T65">t1 = new myThread</text:span><text:span text:style-name="T59">("...auf und nieder immer wieder...");</text:span></text:p>
          <text:p text:style-name="P81"><text:span text:style-name="T59"><text:tab/></text:span><text:span text:style-name="T59"><text:tab/></text:span><text:span text:style-name="T68">t1.start();</text:span></text:p>
          <text:p text:style-name="P81"><text:span text:style-name="T59"><text:tab/></text:span><text:span text:style-name="T59"><text:tab/></text:span><text:span text:style-name="T59">if (t1.isAlive()) {</text:span></text:p>
          <text:p text:style-name="P81"><text:span text:style-name="T59"><text:tab/></text:span><text:span text:style-name="T59"><text:tab/></text:span><text:span text:style-name="T59"><text:tab/></text:span><text:span text:style-name="T59"><text:tab/></text:span><text:span text:style-name="T59">for (int i=0; i &lt; 10000000; i++) {}</text:span></text:p>
          <text:p text:style-name="P81"><text:span text:style-name="T59"><text:tab/></text:span><text:span text:style-name="T59"><text:tab/></text:span><text:span text:style-name="T59"><text:tab/></text:span><text:span text:style-name="T59"><text:tab/></text:span><text:span text:style-name="T59">try {</text:span></text:p>
          <text:p text:style-name="P81"><text:span text:style-name="T59"><text:tab/></text:span><text:span text:style-name="T59"><text:tab/></text:span><text:span text:style-name="T59"><text:tab/></text:span><text:span text:style-name="T59"><text:tab/></text:span><text:span text:style-name="T59"><text:tab/></text:span><text:span text:style-name="T59">t1.join(10000);</text:span></text:p>
          <text:p text:style-name="P81"><text:span text:style-name="T59"><text:tab/></text:span><text:span text:style-name="T59"><text:tab/></text:span><text:span text:style-name="T59"><text:tab/></text:span><text:span text:style-name="T59"><text:tab/></text:span><text:span text:style-name="T59">} catch (InterruptedException e) { </text:span><text:span text:style-name="T67">/* Exception behandeln */</text:span><text:span text:style-name="T59"> }</text:span></text:p>
          <text:p text:style-name="P81"><text:span text:style-name="T59"><text:tab/></text:span><text:span text:style-name="T59"><text:tab/></text:span><text:span text:style-name="T59"><text:tab/></text:span><text:span text:style-name="T59"><text:tab/></text:span></text:p>
          <text:p text:style-name="P81"><text:span text:style-name="T59"><text:tab/></text:span><text:span text:style-name="T59"><text:tab/></text:span><text:span text:style-name="T59"><text:tab/></text:span><text:span text:style-name="T59"><text:tab/></text:span><text:span text:style-name="T59">System.out.println("Mainprogramm stoppt Thread myThread!!!");</text:span></text:p>
          <text:p text:style-name="P81"><text:span text:style-name="T59"><text:tab/></text:span><text:span text:style-name="T59"><text:tab/></text:span><text:span text:style-name="T59"><text:tab/></text:span><text:span text:style-name="T59"><text:tab/></text:span><text:span text:style-name="T59">System.out.println("Thread " + </text:span><text:span text:style-name="T68">t1.getName() </text:span><text:span text:style-name="T59">+ " beendet"); </text:span></text:p>
          <text:p text:style-name="P81"><text:span text:style-name="T59"><text:tab/></text:span><text:span text:style-name="T59"><text:tab/></text:span><text:span text:style-name="T59">}</text:span></text:p>
          <text:p text:style-name="P81"><text:span text:style-name="T59"><text:tab/></text:span><text:span text:style-name="T59">}</text:span><text:span text:style-name="T59"><text:tab/></text:span></text:p>
          <text:p text:style-name="P81"><text:span text:style-name="T59">}</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80"><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Threads in Java</text:span><text:span text:style-name="T64"><text:line-break/></text:span><text:span text:style-name="T64">Beispiel: Erläuterungen</text:span></text:p>
          </draw:text-box>
        </draw:frame>
        <draw:custom-shape draw:name="Text Box 3" draw:style-name="gr11" draw:text-style-name="P1" draw:layer="layout" svg:width="20.107cm" svg:height="14.591cm" svg:x="1.905cm" svg:y="3.598cm">
          <text:list text:style-name="L4">
            <text:list-item>
              <text:p text:style-name="P80"><text:span text:style-name="T15">Innerhalb der Methode </text:span><text:span text:style-name="T42">start()</text:span><text:span text:style-name="T15"> wird automatisch die </text:span><text:span text:style-name="T42">run()-</text:span><text:span text:style-name="T15">Methode des </text:span><text:span text:style-name="T42">Runnable</text:span><text:span text:style-name="T15">-Objekts aufgerufen </text:span></text:p>
            </text:list-item>
            <text:list-item>
              <text:p text:style-name="P80"><text:span text:style-name="T15">Die Methode </text:span><text:span text:style-name="T42">join()</text:span><text:span text:style-name="T15"> ohne Parameter wartet bis der Thread „stirbt“, </text:span><text:span text:style-name="T69">join(long millis)</text:span><text:span text:style-name="T15"> wartet <text:s/>„millis“ Millisekunden und dann wird weiter gemacht</text:span></text:p>
            </text:list-item>
            <text:list-item>
              <text:p text:style-name="P80"><text:span text:style-name="T15">Weitere Methoden der Klasse Thread:</text:span></text:p>
            </text:list-item>
          </text:list>
          <text:list text:style-name="L15">
            <text:list-item>
              <text:list>
                <text:list-item>
                  <text:p text:style-name="P83"><text:span text:style-name="T69">getPriority()</text:span><text:span text:style-name="T21">: Thread-Priorität ermitteln</text:span></text:p>
                </text:list-item>
                <text:list-item>
                  <text:p text:style-name="P83"><text:span text:style-name="T69">isAlive()</text:span><text:span text:style-name="T21">: Prüfen, ob Thread lebt</text:span></text:p>
                </text:list-item>
                <text:list-item>
                  <text:p text:style-name="P83"><text:span text:style-name="T69">getThreadGroup()</text:span><text:span text:style-name="T21">: Thread-Gruppe des Threads ermitteln</text:span></text:p>
                </text:list-item>
                <text:list-item>
                  <text:p text:style-name="P83"><text:span text:style-name="T69">interrupt()</text:span><text:span text:style-name="T21">: Thread unterbrechen</text:span></text:p>
                </text:list-item>
                <text:list-item>
                  <text:p text:style-name="P83"><text:span text:style-name="T69">getName()</text:span><text:span text:style-name="T21">: Thread-Namen ermitteln</text:span></text:p>
                </text:list-item>
                <text:list-item>
                  <text:p text:style-name="P83"><text:span text:style-name="T21">...</text:span></text:p>
                </text:list-item>
                <text:list-item>
                  <text:p text:style-name="P83"><text:span text:style-name="T21">Mehrere Konstruktoren</text:span></text:p>
                </text:list-item>
              </text:list>
            </text:list-item>
          </text:list>
          <text:p text:style-name="P83"><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Einschub: </text:span><text:span text:style-name="T64"><text:line-break/></text:span><text:span text:style-name="T64">System-Threads</text:span></text:p>
          </draw:text-box>
        </draw:frame>
        <draw:custom-shape draw:name="Text Box 3" draw:style-name="gr11" draw:text-style-name="P1" draw:layer="layout" svg:width="22.224cm" svg:height="12.698cm" svg:x="1.693cm" svg:y="3.387cm">
          <text:list text:style-name="L4">
            <text:list-item>
              <text:p text:style-name="P84"><text:span text:style-name="T5">Threads sind in Java als Gruppen hierarchisch organisiert:</text:span></text:p>
            </text:list-item>
          </text:list>
          <text:list text:style-name="L16">
            <text:list-item>
              <text:list>
                <text:list-item>
                  <text:p text:style-name="P85"><text:span text:style-name="T15">Thread-Gruppe </text:span><text:span text:style-name="T70">system</text:span><text:span text:style-name="T15"> für die Threads des Systems (der JVM)</text:span></text:p>
                </text:list-item>
                <text:list-item>
                  <text:p text:style-name="P85"><text:span text:style-name="T15">Thread-Gruppe </text:span><text:span text:style-name="T70">main</text:span><text:span text:style-name="T15"> für die benutzerspezifischen Threads als Untergruppe von system</text:span></text:p>
                </text:list-item>
              </text:list>
            </text:list-item>
            <text:list-item>
              <text:p text:style-name="P84"><text:span text:style-name="T5">Threads der Gruppe </text:span><text:span text:style-name="T71">system</text:span><text:span text:style-name="T5">:</text:span><text:span text:style-name="T15"> </text:span></text:p>
              <text:list>
                <text:list-item>
                  <text:p text:style-name="P85"><text:span text:style-name="T70">Finalizer</text:span><text:span text:style-name="T15">: Ruft für freizugebende Objekte die finalizer-Methode auf</text:span></text:p>
                </text:list-item>
                <text:list-item>
                  <text:p text:style-name="P85"><text:span text:style-name="T15">...</text:span></text:p>
                </text:list-item>
                <text:list-item>
                  <text:p text:style-name="P85"><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Einschub: </text:span><text:span text:style-name="T64"><text:line-break/></text:span><text:span text:style-name="T64">System-Threads</text:span></text:p>
          </draw:text-box>
        </draw:frame>
        <draw:custom-shape draw:name="Text Box 3" draw:style-name="gr11" draw:text-style-name="P1" draw:layer="layout" svg:width="22.224cm" svg:height="9.853cm" svg:x="1.693cm" svg:y="3.387cm">
          <text:list text:style-name="L4">
            <text:list-item>
              <text:p text:style-name="P86"><text:span text:style-name="T5">Weitere Threads:</text:span></text:p>
            </text:list-item>
          </text:list>
          <text:list text:style-name="L16">
            <text:list-item>
              <text:list>
                <text:list-item>
                  <text:p text:style-name="P87"><text:span text:style-name="T70">Garbage Collection</text:span><text:span text:style-name="T15">: hat sehr niedrige Priorität (niedriger als Idle-Thread, wartet auf Signal von Idle-Thread</text:span></text:p>
                </text:list-item>
                <text:list-item>
                  <text:p text:style-name="P87"><text:span text:style-name="T70">Idle</text:span><text:span text:style-name="T15">: Wenn er läuft, setzt er ein Kennzeichen, das der </text:span><text:span text:style-name="T70">Garbage Collection</text:span><text:span text:style-name="T15"> Thread als Startsignal betrachtet, um etwas zu tun </text:span></text:p>
                </text:list-item>
              </text:list>
            </text:list-item>
          </text:list>
          <text:p text:style-name="P88"><text:span text:style-name="T13">➜</text:span><text:span text:style-name="T15"> </text:span><text:span text:style-name="T70">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4">Threads in C#</text:span><text:span text:style-name="T64"><text:line-break/></text:span><text:span text:style-name="T64">.NET Framework: CIL, CLR, FCL</text:span></text:p>
          </draw:text-box>
        </draw:frame>
        <draw:custom-shape draw:name="Text Box 3" draw:style-name="gr11" draw:text-style-name="P1" draw:layer="layout" svg:width="20.107cm" svg:height="14.048cm" svg:x="2.328cm" svg:y="3.598cm">
          <text:list text:style-name="L4">
            <text:list-item>
              <text:p text:style-name="P86"><text:span text:style-name="T5">.NET Framework: Plattform zur Entwicklung und Ausführung von Anwendungsprogrammen</text:span></text:p>
            </text:list-item>
            <text:list-item>
              <text:p text:style-name="P86"><text:span text:style-name="T5">CIL = Common Intermediate Language ist ein Zwischencode</text:span></text:p>
            </text:list-item>
          </text:list>
          <text:list text:style-name="L17">
            <text:list-item>
              <text:list>
                <text:list-item>
                  <text:p text:style-name="P80"><text:span text:style-name="T15"><text:s/></text:span><text:span text:style-name="T15">entspricht Java Byte Code</text:span></text:p>
                </text:list-item>
              </text:list>
            </text:list-item>
            <text:list-item>
              <text:p text:style-name="P86"><text:span text:style-name="T5">CLR = Common Language Runtime </text:span></text:p>
              <text:list>
                <text:list-item>
                  <text:p text:style-name="P80"><text:span text:style-name="T15"><text:s/></text:span><text:span text:style-name="T15">entspricht JVM</text:span></text:p>
                </text:list-item>
              </text:list>
            </text:list-item>
            <text:list-item>
              <text:p text:style-name="P86"><text:span text:style-name="T5">Alle Microsoft-Compiler erzeugen CIL-Code</text:span></text:p>
            </text:list-item>
            <text:list-item>
              <text:p text:style-name="P86"><text:span text:style-name="T5">FCL = Framework Class Library </text:span></text:p>
              <text:list>
                <text:list-item>
                  <text:p text:style-name="P80"><text:span text:style-name="T15"><text:s/></text:span><text:span text:style-name="T15">Klassenbibliothek mit vielen Basisklassen</text:span></text:p>
                </text:list-item>
                <text:list-item>
                  <text:p text:style-name="P80"><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 draw:layer="layout" svg:width="8.042cm" svg:height="1.256cm" svg:x="2.963cm" svg:y="6.773cm">
          <text:p text:style-name="P51"><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1" draw:layer="layout" svg:width="8.042cm" svg:height="1.269cm" svg:x="2.963cm" svg:y="8.255cm">
          <text:p text:style-name="P51"><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 draw:layer="layout" svg:width="8.042cm" svg:height="1.269cm" svg:x="13.335cm" svg:y="5.292cm">
          <text:p text:style-name="P51"><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 draw:layer="layout" svg:width="8.042cm" svg:height="1.269cm" svg:x="13.335cm" svg:y="6.773cm">
          <text:p text:style-name="P51"><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1" draw:layer="layout" svg:width="8.042cm" svg:height="1.269cm" svg:x="13.335cm" svg:y="8.255cm">
          <text:p text:style-name="P51"><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 draw:layer="layout" svg:width="8.042cm" svg:height="1.481cm" svg:x="2.963cm" svg:y="9.737cm">
          <text:p text:style-name="P51"><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 draw:layer="layout" svg:width="2.751cm" svg:height="1.481cm" svg:x="13.335cm" svg:y="9.737cm">
          <text:p text:style-name="P51"><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 draw:layer="layout" svg:width="3.174cm" svg:height="1.481cm" svg:x="15.875cm" svg:y="9.737cm">
          <text:p text:style-name="P51"><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 draw:layer="layout" svg:width="2.539cm" svg:height="1.481cm" svg:x="18.838cm" svg:y="9.737cm">
          <text:p text:style-name="P51"><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 draw:layer="layout" svg:width="2.751cm" svg:height="1.269cm" svg:x="2.963cm" svg:y="5.292cm">
          <text:p text:style-name="P51"><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 draw:layer="layout" svg:width="2.751cm" svg:height="1.269cm" svg:x="5.715cm" svg:y="5.292cm">
          <text:p text:style-name="P51"><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 draw:layer="layout" svg:width="2.539cm" svg:height="1.269cm" svg:x="8.467cm" svg:y="5.292cm">
          <text:p text:style-name="P51"><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6" draw:text-style-name="P1" draw:layer="layout" svg:width="4.872cm" svg:height="1.013cm" svg:x="2.769cm" svg:y="12.193cm">
          <text:p text:style-name="P70"><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1" draw:layer="layout" svg:width="4.745cm" svg:height="1.013cm" svg:x="13.158cm" svg:y="12.193cm">
          <text:p text:style-name="P70"><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4">Threads in C#</text:span><text:span text:style-name="T64"><text:line-break/></text:span><text:span text:style-name="T64">CLR versus JVM</text:span></text:p>
          </draw:text-box>
        </draw:frame>
        <draw:custom-shape draw:name="Text Box 14" draw:style-name="gr16" draw:text-style-name="P89" draw:layer="layout" svg:width="9.41cm" svg:height="1.013cm" svg:x="2.807cm" svg:y="14.571cm">
          <text:p text:style-name="P70"><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Threads in C# </text:span><text:span text:style-name="T64"><text:line-break/></text:span><text:span text:style-name="T64">Assembly</text:span></text:p>
          </draw:text-box>
        </draw:frame>
        <draw:custom-shape draw:name="Text Box 3" draw:style-name="gr11" draw:text-style-name="P1" draw:layer="layout" svg:width="21.377cm" svg:height="12.447cm" svg:x="1.905cm" svg:y="3.387cm">
          <text:list text:style-name="L18">
            <text:list-item>
              <text:p text:style-name="P90"><text:span text:style-name="T18">Grundbausteine für Weitergabe, Versionskontrolle, Wiederverwendung, Sicherheitsberechtigungen</text:span></text:p>
            </text:list-item>
            <text:list-item>
              <text:p text:style-name="P90"><text:span text:style-name="T18">Mehrere Quelldateien ergeben zusammen nach der Ausführung eine ausführbare Datei (Assembly)</text:span></text:p>
            </text:list-item>
            <text:list-item>
              <text:p text:style-name="P90"><text:span text:style-name="T18">Dateinamen .dll und .exe, unterscheiden sich aber kaum voneinander</text:span></text:p>
            </text:list-item>
          </text:list>
          <text:list text:style-name="L19">
            <text:list-item>
              <text:list>
                <text:list-item>
                  <text:p text:style-name="P91"><text:span text:style-name="T15">exe-Dateien haben konkreten Startpunkt (main())</text:span></text:p>
                </text:list-item>
                <text:list-item>
                  <text:p text:style-name="P91"><text:span text:style-name="T15">dll-Dateien benötigen eine exe-Datei als Host</text:span></text:p>
                </text:list-item>
              </text:list>
            </text:list-item>
            <text:list-item>
              <text:p text:style-name="P90"><text:span text:style-name="T18">Assembly enthält Metadaten (Manifest)</text:span></text:p>
              <text:list>
                <text:list-item>
                  <text:p text:style-name="P91"><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2"><text:span text:style-name="T44"/></text:p>
          <text:p text:style-name="P70"><text:span text:style-name="T7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Threads in C# </text:span><text:span text:style-name="T64"><text:line-break/></text:span><text:span text:style-name="T64">Namespace System.Threading</text:span></text:p>
          </draw:text-box>
        </draw:frame>
        <draw:custom-shape draw:name="Text Box 3" draw:style-name="gr11" draw:text-style-name="P1" draw:layer="layout" svg:width="21.377cm" svg:height="2.384cm" svg:x="1.905cm" svg:y="3.387cm">
          <text:list text:style-name="L18">
            <text:list-item>
              <text:p text:style-name="P90"><text:span text:style-name="T5">In diesem Namespace werden Basismechanismen für Threads bereitgestellt</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2"><text:span text:style-name="T44"/></text:p>
          <text:p text:style-name="P70"><text:span text:style-name="T7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21.377cm" svg:height="11.071cm" svg:x="1.905cm" svg:y="6.35cm">
          <text:p text:style-name="P93"><text:span text:style-name="T65">namespace</text:span><text:span text:style-name="T59"> System.Threading</text:span></text:p>
          <text:p text:style-name="P93"><text:span text:style-name="T73">{</text:span></text:p>
          <text:p text:style-name="P93"><text:span text:style-name="T73"><text:tab/></text:span><text:span text:style-name="T73">public </text:span><text:span text:style-name="T74">delegate</text:span><text:span text:style-name="T73"> void ThreadStart();</text:span></text:p>
          <text:p text:style-name="P93"><text:span text:style-name="T73"><text:tab/></text:span><text:span text:style-name="T73">public enum ThreadState </text:span></text:p>
          <text:p text:style-name="P93"><text:span text:style-name="T73"><text:tab/></text:span><text:span text:style-name="T73"> <text:s/></text:span><text:span text:style-name="T73">{ Running=0, …, Stopped=16, .., Suspended=64,…, Aborted=256} </text:span></text:p>
          <text:p text:style-name="P93"><text:span text:style-name="T73"><text:tab/></text:span><text:span text:style-name="T73">…</text:span></text:p>
          <text:p text:style-name="P93"><text:span text:style-name="T73"><text:tab/></text:span><text:span text:style-name="T73">public sealed class Thread { … }</text:span></text:p>
          <text:p text:style-name="P93"><text:span text:style-name="T73"><text:tab/></text:span><text:span text:style-name="T73">public sealed class Monitor { … }</text:span></text:p>
          <text:p text:style-name="P93"><text:span text:style-name="T73"><text:tab/></text:span><text:span text:style-name="T73">public class ThreadStateException { … }</text:span></text:p>
          <text:p text:style-name="P93"><text:span text:style-name="T73"><text:tab/></text:span><text:span text:style-name="T73">public class ThreadAbortException { … }</text:span></text:p>
          <text:p text:style-name="P93"><text:span text:style-name="T73"><text:tab/></text:span><text:span text:style-name="T73">public class ThreadInterruptedException { … }</text:span></text:p>
          <text:p text:style-name="P93"><text:span text:style-name="T73"><text:tab/></text:span><text:span text:style-name="T73">public class SynchronizationLockException { … }</text:span></text:p>
          <text:p text:style-name="P94"><text:span text:style-name="T73">}</text:span></text:p>
          <text:p text:style-name="P95"><text:span text:style-name="T73"/></text:p>
          <draw:enhanced-geometry draw:mirror-horizontal="false" draw:mirror-vertical="false" svg:viewBox="0 0 21378 110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0"><text:span text:style-name="T75"><text:line-break/></text:span><text:span text:style-name="T7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7.056cm" svg:height="3.986cm" svg:x="17.2cm" svg:y="5.814cm">
          <draw:image xlink:href="Pictures/20000032000015EC00000C76FD5B981E.svm"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Die Klasse Thread"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Threads in C# </text:span><text:span text:style-name="T64"><text:line-break/></text:span><text:span text:style-name="T64">Die Klasse Thread</text:span></text:p>
          </draw:text-box>
        </draw:frame>
        <draw:custom-shape draw:name="Text Box 3" draw:style-name="gr11" draw:text-style-name="P1" draw:layer="layout" svg:width="21.377cm" svg:height="1.267cm" svg:x="1.905cm" svg:y="3.387cm">
          <text:list text:style-name="L18">
            <text:list-item>
              <text:p text:style-name="P90"><text:span text:style-name="T5">Vorgegebene Thread-Klasse</text:span></text:p>
            </text:list-item>
          </text:list>
          <draw:enhanced-geometry draw:mirror-horizontal="false" draw:mirror-vertical="false" svg:viewBox="0 0 21378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2"><text:span text:style-name="T44"/></text:p>
          <text:p text:style-name="P70"><text:span text:style-name="T7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98" draw:layer="layout" svg:width="21.796cm" svg:height="11.91cm" svg:x="1.905cm" svg:y="4.723cm">
          <text:p text:style-name="P96"><text:span text:style-name="T59">public sealed </text:span><text:span text:style-name="T65">class</text:span><text:span text:style-name="T59"> Thread {</text:span></text:p>
          <text:p text:style-name="P96"><text:span text:style-name="T73"><text:tab/></text:span><text:span text:style-name="T73">public Thread(ThreadStart start);</text:span></text:p>
          <text:p text:style-name="P96"><text:span text:style-name="T73"><text:tab/></text:span><text:span text:style-name="T73">public void Start();</text:span><text:span text:style-name="T73"><text:tab/></text:span><text:span text:style-name="T73"><text:tab/></text:span><text:span text:style-name="T73"><text:tab/></text:span><text:span text:style-name="T73"><text:tab/></text:span><text:span text:style-name="T76">// Thread starten, Startmethode wird aktiviert</text:span></text:p>
          <text:p text:style-name="P96"><text:span text:style-name="T73"><text:tab/></text:span><text:span text:style-name="T73">public bool Join(int msec);</text:span><text:span text:style-name="T73"><text:tab/></text:span><text:span text:style-name="T73"><text:tab/></text:span><text:span text:style-name="T73"><text:tab/></text:span><text:span text:style-name="T76">// Auf Ende des Threads warten</text:span></text:p>
          <text:p text:style-name="P96"><text:span text:style-name="T73"><text:tab/></text:span><text:span text:style-name="T73">public static void Sleep(int msec);</text:span><text:span text:style-name="T73"><text:tab/></text:span><text:span text:style-name="T76">// Thread msec Millisekunden anhalten</text:span></text:p>
          <text:p text:style-name="P96"><text:span text:style-name="T73"><text:tab/></text:span><text:span text:style-name="T73">public void Abort();</text:span><text:span text:style-name="T73"><text:tab/></text:span><text:span text:style-name="T73"><text:tab/></text:span><text:span text:style-name="T73"><text:tab/></text:span><text:span text:style-name="T73"><text:tab/></text:span><text:span text:style-name="T76">// Auslösen einer Ausnahme vom Typ</text:span></text:p>
          <text:p text:style-name="P96"><text:span text:style-name="T76"><text:tab/></text:span><text:span text:style-name="T76"><text:tab/></text:span><text:span text:style-name="T76"><text:tab/></text:span><text:span text:style-name="T76"><text:tab/></text:span><text:span text:style-name="T76"><text:tab/></text:span><text:span text:style-name="T76"><text:tab/></text:span><text:span text:style-name="T76"><text:tab/></text:span><text:span text:style-name="T76"><text:tab/></text:span><text:span text:style-name="T76">// ThreadAbortException</text:span></text:p>
          <text:p text:style-name="P96"><text:span text:style-name="T73"><text:tab/></text:span><text:span text:style-name="T73">public void ResetAbort();</text:span><text:span text:style-name="T73"><text:tab/></text:span><text:span text:style-name="T73"><text:tab/></text:span><text:span text:style-name="T73"><text:tab/></text:span><text:span text:style-name="T76">// Abort zurücknehmen</text:span></text:p>
          <text:p text:style-name="P96"><text:span text:style-name="T73"><text:tab/></text:span><text:span text:style-name="T73">public void Interrupt()</text:span><text:span text:style-name="T73"><text:tab/></text:span><text:span text:style-name="T73"><text:tab/></text:span><text:span text:style-name="T73"><text:tab/></text:span><text:span text:style-name="T76">// Thread unterbrechen, wenn eine Ausnahme</text:span></text:p>
          <text:p text:style-name="P96"><text:span text:style-name="T76"><text:tab/></text:span><text:span text:style-name="T76"><text:tab/></text:span><text:span text:style-name="T76"><text:tab/></text:span><text:span text:style-name="T76"><text:tab/></text:span><text:span text:style-name="T76"><text:tab/></text:span><text:span text:style-name="T76"><text:tab/></text:span><text:span text:style-name="T76"><text:tab/></text:span><text:span text:style-name="T76"><text:tab/></text:span><text:span text:style-name="T76">// <text:s text:c="2"/>vom Typ ThreadInterruptedException</text:span></text:p>
          <text:p text:style-name="P96"><text:span text:style-name="T76"><text:tab/></text:span><text:span text:style-name="T76"><text:tab/></text:span><text:span text:style-name="T76"><text:tab/></text:span><text:span text:style-name="T76"><text:tab/></text:span><text:span text:style-name="T76"><text:tab/></text:span><text:span text:style-name="T76"><text:tab/></text:span><text:span text:style-name="T76"><text:tab/></text:span><text:span text:style-name="T76"><text:tab/></text:span><text:span text:style-name="T76">// <text:s text:c="2"/>geworfen wird</text:span></text:p>
          <text:p text:style-name="P96"><text:span text:style-name="T73"><text:tab/></text:span><text:span text:style-name="T73">public void Suspend();</text:span><text:span text:style-name="T73"><text:tab/></text:span><text:span text:style-name="T73"><text:tab/></text:span><text:span text:style-name="T73"><text:tab/></text:span><text:span text:style-name="T76">// Thread suspendieren</text:span></text:p>
          <text:p text:style-name="P97"><text:span text:style-name="T73"><text:tab/></text:span><text:span text:style-name="T73">public void Resume();</text:span><text:span text:style-name="T73"><text:tab/></text:span><text:span text:style-name="T73"><text:tab/></text:span><text:span text:style-name="T73"><text:tab/></text:span><text:span text:style-name="T76">// Thread wieder anstarten (nach einer Suspension)</text:span></text:p>
          <text:p text:style-name="P96"><text:span text:style-name="T73">...}</text:span></text:p>
          <draw:enhanced-geometry draw:mirror-horizontal="false" draw:mirror-vertical="false" svg:viewBox="0 0 21797 11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0"><text:span text:style-name="T75"><text:line-break/></text:span><text:span text:style-name="T7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7"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Nutzung von 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Threads in C#</text:span><text:span text:style-name="T64"><text:line-break/></text:span><text:span text:style-name="T64">Nutzung von Threads</text:span></text:p>
          </draw:text-box>
        </draw:frame>
        <draw:custom-shape draw:name="Text Box 3" draw:style-name="gr11" draw:text-style-name="P1" draw:layer="layout" svg:width="20.107cm" svg:height="3.242cm" svg:x="1.693cm" svg:y="3.387cm">
          <text:list text:style-name="L4">
            <text:list-item>
              <text:p text:style-name="P80"><text:span text:style-name="T15">Eigene Klasse nutzt Thread-Klasse</text:span></text:p>
            </text:list-item>
            <text:list-item>
              <text:p text:style-name="P80"><text:span text:style-name="T15">Thread wird instanziert</text:span></text:p>
            </text:list-item>
            <text:list-item>
              <text:p text:style-name="P80"><text:span text:style-name="T15">Startmethode wird zugewiesen </text:span></text:p>
            </text:list-item>
          </text:list>
          <draw:enhanced-geometry draw:mirror-horizontal="false" draw:mirror-vertical="false" svg:viewBox="0 0 20108 32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1" draw:layer="layout" svg:width="5.714cm" svg:height="3.809cm" svg:x="5.292cm" svg:y="11.007cm">
          <text:p text:style-name="P70"><text:span text:style-name="T63">Join()</text:span></text:p>
          <text:p text:style-name="P70"><text:span text:style-name="T63">Start()</text:span></text:p>
          <text:p text:style-name="P70"><text:span text:style-name="T63">Sleep()</text:span></text:p>
          <text:p text:style-name="P70"><text:span text:style-name="T63">Abort()</text:span></text:p>
          <text:p text:style-name="P70"><text:span text:style-name="T63">…</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7" draw:text-style-name="P1" draw:layer="layout" svg:width="5.714cm" svg:height="0.947cm" svg:x="5.292cm" svg:y="9.635cm">
          <text:p text:style-name="P51"><text:span text:style-name="T62">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8" draw:text-style-name="P1" draw:layer="layout" svg:width="5.714cm" svg:height="0.422cm" svg:x="5.292cm" svg:y="10.58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6" draw:text-style-name="P1" draw:layer="layout" svg:width="4.605cm" svg:height="1.603cm" svg:x="1.711cm" svg:y="7.62cm">
          <text:p text:style-name="P70"><text:span text:style-name="T59">Aus Namespace </text:span></text:p>
          <text:p text:style-name="P70"><text:span text:style-name="T59">System.Threading</text:span></text:p>
          <draw:enhanced-geometry draw:mirror-horizontal="false" draw:mirror-vertical="false" svg:viewBox="0 0 460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1" draw:layer="layout" svg:width="5.714cm" svg:height="3.809cm" svg:x="14.605cm" svg:y="11.007cm">
          <text:p text:style-name="P70"><text:span text:style-name="T63">Run() </text:span></text:p>
          <text:p text:style-name="P70"><text:span text:style-name="T63">//Startmethode</text:span></text:p>
          <text:p text:style-name="P70"><text:span text:style-name="T63">…</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1" draw:layer="layout" svg:width="5.714cm" svg:height="0.947cm" svg:x="14.605cm" svg:y="9.635cm">
          <text:p text:style-name="P51"><text:span text:style-name="T62">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1" draw:layer="layout" svg:width="5.714cm" svg:height="0.422cm" svg:x="14.605cm" svg:y="10.58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9" draw:text-style-name="P1" draw:layer="layout" svg:x1="14.605cm" svg:y1="12.488cm" svg:x2="11.006cm" svg:y2="12.488cm">
          <text:p/>
        </draw:line>
        <draw:custom-shape draw:name="Text Box 12" draw:style-name="gr16" draw:text-style-name="P1" draw:layer="layout" svg:width="3.022cm" svg:height="1.603cm" svg:x="11.477cm" svg:y="10.918cm">
          <text:p text:style-name="P70"><text:span text:style-name="T59">Instanziert </text:span></text:p>
          <text:p text:style-name="P70"><text:span text:style-name="T59">und nutzt</text:span></text:p>
          <draw:enhanced-geometry draw:mirror-horizontal="false" draw:mirror-vertical="false" svg:viewBox="0 0 302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 &#10;Beispielnutzu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Threads in C# </text:span><text:span text:style-name="T64"><text:line-break/></text:span><text:span text:style-name="T64">Beispielnutzung</text:span></text:p>
          </draw:text-box>
        </draw:frame>
        <draw:custom-shape draw:name="Text Box 3" draw:style-name="gr11" draw:text-style-name="P1" draw:layer="layout" svg:width="22.012cm" svg:height="2.382cm" svg:x="1.905cm" svg:y="3.387cm">
          <text:list text:style-name="L18">
            <text:list-item>
              <text:p text:style-name="P90"><text:span text:style-name="T5">Keine Vererbung, Startmethode an Thread übergeben</text:span></text:p>
            </text:list-item>
          </text:list>
          <draw:enhanced-geometry draw:mirror-horizontal="false" draw:mirror-vertical="false" svg:viewBox="0 0 22013 2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2"><text:span text:style-name="T44"/></text:p>
          <text:p text:style-name="P70"><text:span text:style-name="T7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00" draw:layer="layout" svg:width="21.872cm" svg:height="11.743cm" svg:x="2.328cm" svg:y="6.133cm">
          <text:p text:style-name="P99"><text:span text:style-name="T65">using</text:span><text:span text:style-name="T59"> System.Threading;</text:span></text:p>
          <text:p text:style-name="P99"><text:span text:style-name="T74">class</text:span><text:span text:style-name="T73"> myThreadClass {</text:span></text:p>
          <text:p text:style-name="P99"><text:span text:style-name="T73"><text:tab/></text:span><text:span text:style-name="T73">public void myThreadClass() <text:s/>{ .. }</text:span><text:span text:style-name="T73"><text:tab/></text:span><text:span text:style-name="T76">// Konstruktor</text:span></text:p>
          <text:p text:style-name="P99"><text:span text:style-name="T73"><text:tab/></text:span><text:span text:style-name="T73">public static void </text:span><text:span text:style-name="T74">Main</text:span><text:span text:style-name="T73">() {</text:span></text:p>
          <text:p text:style-name="P99"><text:span text:style-name="T73"><text:tab/></text:span><text:span text:style-name="T73">{</text:span></text:p>
          <text:p text:style-name="P99"><text:span text:style-name="T73"><text:tab/></text:span><text:span text:style-name="T73"><text:tab/></text:span><text:span text:style-name="T73">ThreadStart startMethod = </text:span><text:span text:style-name="T74">new</text:span><text:span text:style-name="T73"> ThreadStart(Run); </text:span><text:span text:style-name="T73"><text:tab/></text:span><text:span text:style-name="T76">// Startmethode festlegen</text:span></text:p>
          <text:p text:style-name="P99"><text:span text:style-name="T73"><text:tab/></text:span><text:span text:style-name="T73"><text:tab/></text:span><text:span text:style-name="T73">Thread myThread = </text:span><text:span text:style-name="T74">new</text:span><text:span text:style-name="T73"> Thread(startMethod);</text:span><text:span text:style-name="T73"><text:tab/></text:span><text:span text:style-name="T73"><text:tab/></text:span><text:span text:style-name="T76">// Neuen Thread erzeugen</text:span></text:p>
          <text:p text:style-name="P99"><text:span text:style-name="T73"><text:tab/></text:span><text:span text:style-name="T73"><text:tab/></text:span><text:span text:style-name="T73">myThread.Name = ("myThread”);</text:span><text:span text:style-name="T73"><text:tab/></text:span><text:span text:style-name="T73"><text:tab/></text:span><text:span text:style-name="T73"><text:tab/></text:span><text:span text:style-name="T73"><text:tab/></text:span><text:span text:style-name="T76">// Thread erhält einen Namen</text:span></text:p>
          <text:p text:style-name="P99"><text:span text:style-name="T73"><text:tab/></text:span><text:span text:style-name="T73"><text:tab/></text:span><text:span text:style-name="T73">myThread.</text:span><text:span text:style-name="T74">Start</text:span><text:span text:style-name="T73">();</text:span><text:span text:style-name="T73"><text:tab/></text:span><text:span text:style-name="T73"><text:tab/></text:span><text:span text:style-name="T73"><text:tab/></text:span><text:span text:style-name="T73"><text:tab/></text:span><text:span text:style-name="T73"><text:tab/></text:span><text:span text:style-name="T73"><text:tab/></text:span><text:span text:style-name="T73"><text:tab/></text:span><text:span text:style-name="T76">// Neuer Thread wird gestartet</text:span></text:p>
          <text:p text:style-name="P99"><text:span text:style-name="T73"><text:tab/></text:span><text:span text:style-name="T73"><text:tab/></text:span><text:span text:style-name="T73">... </text:span><text:span text:style-name="T73"><text:tab/></text:span><text:span text:style-name="T73"><text:tab/></text:span><text:span text:style-name="T73"><text:tab/></text:span><text:span text:style-name="T73"><text:tab/></text:span><text:span text:style-name="T73"><text:tab/></text:span><text:span text:style-name="T73"><text:tab/></text:span><text:span text:style-name="T73"><text:tab/></text:span><text:span text:style-name="T76">// Erzeugender Thread macht etwas anderes</text:span></text:p>
          <text:p text:style-name="P99"><text:span text:style-name="T73"><text:tab/></text:span><text:span text:style-name="T73"><text:tab/></text:span><text:span text:style-name="T73">myThread.</text:span><text:span text:style-name="T74">Join</text:span><text:span text:style-name="T73">();</text:span><text:span text:style-name="T73"><text:tab/></text:span><text:span text:style-name="T73"><text:tab/></text:span><text:span text:style-name="T73"><text:tab/></text:span><text:span text:style-name="T73"><text:tab/></text:span><text:span text:style-name="T76">// Warten, bis sich neuer Thread beendet hat</text:span></text:p>
          <text:p text:style-name="P99"><text:span text:style-name="T73"><text:tab/></text:span><text:span text:style-name="T73">}</text:span></text:p>
          <text:p text:style-name="P99"><text:span text:style-name="T73"><text:tab/></text:span><text:span text:style-name="T73">public void </text:span><text:span text:style-name="T74">Run</text:span><text:span text:style-name="T73">()</text:span><text:span text:style-name="T73"><text:tab/></text:span><text:span text:style-name="T73"><text:tab/></text:span><text:span text:style-name="T73"><text:tab/></text:span><text:span text:style-name="T73"><text:tab/></text:span><text:span text:style-name="T73"><text:tab/></text:span><text:span text:style-name="T76">// Startmethode des Threads</text:span></text:p>
          <text:p text:style-name="P99"><text:span text:style-name="T73"><text:tab/></text:span><text:span text:style-name="T73">{</text:span></text:p>
          <text:p text:style-name="P99"><text:span text:style-name="T73"><text:tab/></text:span><text:span text:style-name="T73"><text:tab/></text:span><text:span text:style-name="T76">// Aktionen des Threads müssen hier programmiert werden</text:span></text:p>
          <text:p text:style-name="P99"><text:span text:style-name="T73"><text:tab/></text:span><text:span text:style-name="T73">}</text:span></text:p>
          <text:p text:style-name="P99"><text:span text:style-name="T73">}</text:span></text:p>
          <draw:enhanced-geometry draw:mirror-horizontal="false" draw:mirror-vertical="false" svg:viewBox="0 0 21378 117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0"><text:span text:style-name="T75"><text:line-break/></text:span><text:span text:style-name="T7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9"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01"><text:span text:style-name="T9">Einführung in Computersysteme</text:span></text:p>
            </text:list-item>
            <text:list-item>
              <text:p text:style-name="P101"><text:span text:style-name="T9">Entwicklung von Betriebssystemen</text:span></text:p>
            </text:list-item>
            <text:list-item>
              <text:p text:style-name="P101"><text:span text:style-name="T9">Architekturansätze</text:span></text:p>
            </text:list-item>
            <text:list-item>
              <text:p text:style-name="P101"><text:span text:style-name="T12">Interruptverarbeitung in Betriebssystemen</text:span></text:p>
            </text:list-item>
            <text:list-item>
              <text:p text:style-name="P101"><text:span text:style-name="T11">Prozesse und Threads</text:span></text:p>
            </text:list-item>
          </text:list>
          <text:list text:style-name="L21">
            <text:list-item>
              <text:p text:style-name="P101"><text:span text:style-name="T12">CPU-Scheduling</text:span></text:p>
            </text:list-item>
            <text:list-item>
              <text:p text:style-name="P101"><text:span text:style-name="T12">Synchronisation und Kommunikation</text:span></text:p>
            </text:list-item>
            <text:list-item>
              <text:p text:style-name="P101"><text:span text:style-name="T12">Speicherverwaltung </text:span></text:p>
            </text:list-item>
            <text:list-item>
              <text:p text:style-name="P101"><text:span text:style-name="T12">Geräte- und Dateiverwaltung</text:span></text:p>
            </text:list-item>
            <text:list-item>
              <text:p text:style-name="P101"><text:span text:style-name="T12">Betriebssystemvirtualisierung</text:span></text:p>
            </text:list-item>
          </text:list>
          <text:p text:style-name="P101"><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50"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 svg:font-family="'Courier 10 Pitch'"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dc:creator>Tomas Pospisek</dc:creator>
    <meta:editing-cycles>1379</meta:editing-cycles>
    <meta:print-date>1999-04-08T16:15:23</meta:print-date>
    <meta:creation-date>1997-06-07T14:48:20</meta:creation-date>
    <dc:date>2017-04-29T08:27:10.405858489</dc:date>
    <meta:editing-duration>P4DT17H23M3S</meta:editing-duration>
    <meta:generator>LibreOffice/4.3.3.2$Linux_X86_64 LibreOffice_project/430m0$Build-2</meta:generator>
    <meta:document-statistic meta:object-count="8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